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4">
      <style:paragraph-properties fo:margin-left="0cm" fo:margin-right="0cm" fo:text-indent="0cm" style:auto-text-indent="false"/>
    </style:style>
    <style:style style:name="P7" style:family="paragraph" style:parent-style-name="Heading_20_5">
      <style:paragraph-properties fo:margin-left="0cm" fo:margin-right="0cm" fo:text-indent="0cm" style:auto-text-indent="false"/>
    </style:style>
    <style:style style:name="P8" style:family="paragraph" style:parent-style-name="Preformatted_20_Text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Heading_20_5">
      <style:text-properties officeooo:paragraph-rsid="00048b35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onsolas" fo:background-color="#1f1f1f"/>
    </style:style>
    <style:style style:name="P15" style:family="paragraph" style:parent-style-name="Standard">
      <style:paragraph-properties fo:margin-top="0cm" fo:margin-bottom="0cm" style:contextual-spacing="false"/>
      <style:text-properties style:font-name="Consolas" officeooo:rsid="000fa64b" officeooo:paragraph-rsid="000fa64b" fo:background-color="#1f1f1f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Consolas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nsolas" fo:font-size="11pt" fo:background-color="#1f1f1f" style:font-size-asian="11pt" style:font-size-complex="11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Consolas" fo:font-size="11pt" fo:background-color="#1f1f1f" style:font-size-asian="11pt" style:font-size-complex="11pt"/>
    </style:style>
    <style:style style:name="P19" style:family="paragraph" style:parent-style-name="Standard">
      <style:text-properties style:font-name="Consolas" fo:font-size="11pt" officeooo:paragraph-rsid="0006dc08" fo:background-color="#1f1f1f" style:font-size-asian="11pt" style:font-size-complex="11pt"/>
    </style:style>
    <style:style style:name="P20" style:family="paragraph" style:parent-style-name="Standard">
      <style:text-properties style:font-name="Consolas"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Consolas" fo:font-size="11pt" style:font-size-asian="11pt" style:font-size-complex="11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Consolas" fo:font-size="11pt" officeooo:paragraph-rsid="00088046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 fo:break-before="page"/>
      <style:text-properties style:font-name="Consolas" fo:font-size="11pt" officeooo:paragraph-rsid="00088046" style:font-size-asian="11pt" style:font-size-complex="11pt"/>
    </style:style>
    <style:style style:name="P24" style:family="paragraph" style:parent-style-name="Standard">
      <style:text-properties style:font-name="Consolas"/>
    </style:style>
    <style:style style:name="P25" style:family="paragraph" style:parent-style-name="Standard">
      <style:text-properties style:font-name="Consolas" fo:font-weight="bold" fo:background-color="#1f1f1f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onsolas" officeooo:paragraph-rsid="000fa64b"/>
    </style:style>
    <style:style style:name="P27" style:family="paragraph" style:parent-style-name="Text_20_body">
      <style:text-properties style:font-name="Consolas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9" style:family="paragraph" style:parent-style-name="Standard">
      <style:text-properties fo:background-color="#1f1f1f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Consolas" fo:font-size="11pt" fo:background-color="#1f1f1f" style:font-size-asian="11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Consolas" fo:background-color="#1f1f1f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P34" style:family="paragraph" style:parent-style-name="Text_20_body">
      <style:text-properties officeooo:paragraph-rsid="0006dc08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06c706"/>
    </style:style>
    <style:style style:name="P36" style:family="paragraph" style:parent-style-name="Preformatted_20_Text">
      <style:paragraph-properties fo:margin-top="0cm" fo:margin-bottom="0.499cm" style:contextual-spacing="false"/>
      <style:text-properties officeooo:rsid="00120f50" officeooo:paragraph-rsid="00120f50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fo:font-weight="normal" officeooo:rsid="000fa64b" officeooo:paragraph-rsid="000fa64b" style:font-weight-asian="normal" style:font-weight-complex="normal"/>
    </style:style>
    <style:style style:name="P39" style:family="paragraph" style:parent-style-name="Text_20_body">
      <style:text-properties fo:font-weight="normal" officeooo:paragraph-rsid="0010ab9b" style:font-weight-asian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0fa64b" officeooo:paragraph-rsid="000fa64b"/>
    </style:style>
    <style:style style:name="P41" style:family="paragraph" style:parent-style-name="Preformatted_20_Text" style:list-style-name="L3">
      <style:paragraph-properties fo:margin-top="0cm" fo:margin-bottom="0cm" style:contextual-spacing="false"/>
      <style:text-properties officeooo:paragraph-rsid="000d682c"/>
    </style:style>
    <style:style style:name="P42" style:family="paragraph" style:parent-style-name="Preformatted_20_Text">
      <style:paragraph-properties fo:margin-top="0cm" fo:margin-bottom="0.499cm" style:contextual-spacing="false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6a9955" loext:opacity="100%" style:font-name="Consolas" fo:font-size="10pt" fo:background-color="#000000" style:font-size-asian="10pt" style:font-size-complex="10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Consolas" fo:font-size="10pt" fo:background-color="#000000" style:font-size-asian="10pt" style:font-size-complex="10pt"/>
    </style:style>
    <style:style style:name="P45" style:family="paragraph" style:parent-style-name="Standard">
      <style:paragraph-properties fo:margin-top="0cm" fo:margin-bottom="0.499cm" style:contextual-spacing="false"/>
      <style:text-properties style:font-name="Consolas" fo:font-size="10pt" fo:background-color="#000000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Consolas" fo:font-size="10pt" fo:background-color="#000000" style:font-size-asian="10pt" style:font-size-complex="10pt"/>
    </style:style>
    <style:style style:name="P47" style:family="paragraph" style:parent-style-name="Standard">
      <style:text-properties style:font-name="Consolas" fo:font-size="10pt" fo:background-color="#000000" style:font-size-asian="10pt" style:font-size-complex="10pt"/>
    </style:style>
    <style:style style:name="P48" style:family="paragraph" style:parent-style-name="Standard">
      <style:paragraph-properties fo:margin-top="0cm" fo:margin-bottom="0.499cm" style:contextual-spacing="false" fo:break-before="page"/>
      <style:text-properties style:font-name="Consolas" fo:font-size="10pt" officeooo:paragraph-rsid="00143857" fo:background-color="#000000" style:font-size-asian="10pt" style:font-size-complex="10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0143857" fo:background-color="#000000" style:font-size-asian="10pt" style:font-size-complex="10pt"/>
    </style:style>
    <style:style style:name="P50" style:family="paragraph" style:parent-style-name="Text_20_body" style:list-style-name="L1"/>
    <style:style style:name="P5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1">
      <style:paragraph-properties fo:margin-top="0cm" fo:margin-bottom="0cm" style:contextual-spacing="false"/>
      <style:text-properties officeooo:paragraph-rsid="0005025a"/>
    </style:style>
    <style:style style:name="P53" style:family="paragraph" style:parent-style-name="Text_20_body" style:list-style-name="L1">
      <style:paragraph-properties fo:margin-top="0cm" fo:margin-bottom="0cm" style:contextual-spacing="false"/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fo:font-weight="bold" officeooo:paragraph-rsid="0005025a" style:font-weight-asian="bold" style:font-weight-complex="bold"/>
    </style:style>
    <style:style style:name="P55" style:family="paragraph" style:parent-style-name="Text_20_body" style:list-style-name="L1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56" style:family="paragraph" style:parent-style-name="Text_20_body" style:list-style-name="L3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57" style:family="paragraph" style:parent-style-name="Text_20_body" style:list-style-name="L3">
      <style:text-properties fo:font-weight="bold" style:font-weight-asian="bold" style:font-weight-complex="bold"/>
    </style:style>
    <style:style style:name="P58" style:family="paragraph" style:parent-style-name="Text_20_body" style:list-style-name="L5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59" style:family="paragraph" style:parent-style-name="Text_20_body" style:list-style-name="L5">
      <style:text-properties fo:font-weight="bold" style:font-weight-asian="bold" style:font-weight-complex="bold"/>
    </style:style>
    <style:style style:name="P60" style:family="paragraph" style:parent-style-name="Text_20_body" style:list-style-name="L6">
      <style:text-properties fo:font-weight="bold" style:font-weight-asian="bold" style:font-weight-complex="bold"/>
    </style:style>
    <style:style style:name="P61" style:family="paragraph" style:parent-style-name="Text_20_body" style:list-style-name="L1">
      <style:paragraph-properties fo:margin-top="0cm" fo:margin-bottom="0cm" style:contextual-spacing="false"/>
      <style:text-properties fo:font-weight="normal" officeooo:rsid="0006c706" officeooo:paragraph-rsid="0006c706" style:font-weight-asian="normal" style:font-weight-complex="normal"/>
    </style:style>
    <style:style style:name="P62" style:family="paragraph" style:parent-style-name="Text_20_body" style:list-style-name="L2">
      <style:paragraph-properties fo:margin-left="0cm" fo:margin-right="0cm" fo:text-indent="0cm" style:auto-text-indent="false"/>
      <style:text-properties fo:font-weight="normal" officeooo:rsid="0006dc08" officeooo:paragraph-rsid="0006dc08" style:font-weight-asian="normal" style:font-weight-complex="normal"/>
    </style:style>
    <style:style style:name="P63" style:family="paragraph" style:parent-style-name="Text_20_body" style:list-style-name="L3">
      <style:paragraph-properties fo:margin-top="0cm" fo:margin-bottom="0cm" style:contextual-spacing="false"/>
      <style:text-properties fo:font-weight="normal" officeooo:rsid="000d682c" officeooo:paragraph-rsid="000d682c" style:font-weight-asian="normal" style:font-weight-complex="normal"/>
    </style:style>
    <style:style style:name="P64" style:family="paragraph" style:parent-style-name="Text_20_body" style:list-style-name="L3">
      <style:text-properties fo:font-weight="normal" officeooo:rsid="000d682c" officeooo:paragraph-rsid="000d682c" style:font-weight-asian="normal" style:font-weight-complex="normal"/>
    </style:style>
    <style:style style:name="P65" style:family="paragraph" style:parent-style-name="Text_20_body" style:list-style-name="L5">
      <style:paragraph-properties fo:margin-top="0cm" fo:margin-bottom="0cm" style:contextual-spacing="false"/>
      <style:text-properties fo:font-weight="normal" officeooo:rsid="000fa64b" officeooo:paragraph-rsid="000fa64b" style:font-weight-asian="normal" style:font-weight-complex="normal"/>
    </style:style>
    <style:style style:name="P66" style:family="paragraph" style:parent-style-name="Text_20_body" style:list-style-name="L5">
      <style:text-properties fo:font-weight="normal" officeooo:rsid="00108a48" officeooo:paragraph-rsid="00108a48" style:font-weight-asian="normal" style:font-weight-complex="normal"/>
    </style:style>
    <style:style style:name="P67" style:family="paragraph" style:parent-style-name="Text_20_body" style:list-style-name="L1">
      <style:paragraph-properties fo:margin-top="0cm" fo:margin-bottom="0cm" style:contextual-spacing="false"/>
      <style:text-properties officeooo:rsid="0006c706" officeooo:paragraph-rsid="0006c706"/>
    </style:style>
    <style:style style:name="P68" style:family="paragraph" style:parent-style-name="Text_20_body" style:list-style-name="L1">
      <style:text-properties officeooo:rsid="0006dc08" officeooo:paragraph-rsid="0006dc08"/>
    </style:style>
    <style:style style:name="P69" style:family="paragraph" style:parent-style-name="Text_20_body" style:list-style-name="L2"/>
    <style:style style:name="P70" style:family="paragraph" style:parent-style-name="Text_20_body" style:list-style-name="L2">
      <style:paragraph-properties fo:margin-left="0cm" fo:margin-right="0cm" fo:text-indent="0cm" style:auto-text-indent="false"/>
    </style:style>
    <style:style style:name="P71" style:family="paragraph" style:parent-style-name="Text_20_body" style:list-style-name="L2">
      <style:text-properties officeooo:paragraph-rsid="0006dc08"/>
    </style:style>
    <style:style style:name="P72" style:family="paragraph" style:parent-style-name="Text_20_body" style:list-style-name="L2">
      <style:paragraph-properties fo:margin-top="0cm" fo:margin-bottom="0cm" style:contextual-spacing="false"/>
    </style:style>
    <style:style style:name="P73" style:family="paragraph" style:parent-style-name="Text_20_body" style:list-style-name="L2">
      <style:text-properties officeooo:paragraph-rsid="00088046"/>
    </style:style>
    <style:style style:name="P7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75" style:family="paragraph" style:parent-style-name="Text_20_body" style:list-style-name="L3">
      <style:paragraph-properties fo:margin-top="0cm" fo:margin-bottom="0cm" style:contextual-spacing="false"/>
    </style:style>
    <style:style style:name="P76" style:family="paragraph" style:parent-style-name="Text_20_body" style:list-style-name="L3">
      <style:paragraph-properties fo:margin-top="0cm" fo:margin-bottom="0cm" style:contextual-spacing="false"/>
      <style:text-properties officeooo:rsid="000d682c" officeooo:paragraph-rsid="000d682c"/>
    </style:style>
    <style:style style:name="P7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officeooo:rsid="000d682c" officeooo:paragraph-rsid="000d682c"/>
    </style:style>
    <style:style style:name="P7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79" style:family="paragraph" style:parent-style-name="Text_20_body" style:list-style-name="L4">
      <style:paragraph-properties fo:margin-top="0cm" fo:margin-bottom="0cm" style:contextual-spacing="false"/>
    </style:style>
    <style:style style:name="P80" style:family="paragraph" style:parent-style-name="Text_20_body" style:list-style-name="L4">
      <style:text-properties style:font-name="Consolas"/>
    </style:style>
    <style:style style:name="P8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6"/>
    <style:style style:name="P83" style:family="paragraph" style:parent-style-name="Text_20_body" style:list-style-name="L6">
      <style:paragraph-properties fo:margin-left="0cm" fo:margin-right="0cm" fo:text-indent="0cm" style:auto-text-indent="false"/>
    </style:style>
    <style:style style:name="P84" style:family="paragraph" style:parent-style-name="Text_20_body" style:list-style-name="L6">
      <style:paragraph-properties fo:margin-left="0cm" fo:margin-right="0cm" fo:text-indent="0cm" style:auto-text-indent="false"/>
      <style:text-properties officeooo:rsid="00108a48" officeooo:paragraph-rsid="0010ab9b"/>
    </style:style>
    <style:style style:name="P85" style:family="paragraph" style:parent-style-name="Text_20_body" style:list-style-name="L6">
      <style:paragraph-properties fo:margin-left="0cm" fo:margin-right="0cm" fo:text-indent="0cm" style:auto-text-indent="false"/>
      <style:text-properties officeooo:rsid="0010ab9b" officeooo:paragraph-rsid="0010ab9b"/>
    </style:style>
    <style:style style:name="P86" style:family="paragraph" style:parent-style-name="Text_20_body" style:list-style-name="L7">
      <style:paragraph-properties fo:margin-left="0cm" fo:margin-right="0cm" fo:text-indent="0cm" style:auto-text-indent="false"/>
    </style:style>
    <style:style style:name="P87" style:family="paragraph" style:parent-style-name="Text_20_body" style:list-style-name="L8"/>
    <style:style style:name="P88" style:family="paragraph" style:parent-style-name="Text_20_body" style:list-style-name="L9"/>
    <style:style style:name="P89" style:family="paragraph" style:parent-style-name="Text_20_body" style:list-style-name="L10"/>
    <style:style style:name="P90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0502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c706"/>
    </style:style>
    <style:style style:name="T4" style:family="text">
      <style:text-properties fo:font-weight="normal" officeooo:rsid="000d682c" style:font-weight-asian="normal" style:font-weight-complex="normal"/>
    </style:style>
    <style:style style:name="T5" style:family="text">
      <style:text-properties officeooo:rsid="0006dc08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fo:background-color="#1f1f1f" loext:char-shading-value="0"/>
    </style:style>
    <style:style style:name="T8" style:family="text">
      <style:text-properties fo:color="#9cdcfe" loext:opacity="100%" fo:font-weight="bold" style:font-weight-asian="bold" style:font-weight-complex="bold"/>
    </style:style>
    <style:style style:name="T9" style:family="text">
      <style:text-properties fo:color="#9cdcfe" loext:opacity="100%" style:font-name="Liberation Serif" fo:font-weight="bold" style:font-weight-asian="bold" style:font-weight-complex="bold"/>
    </style:style>
    <style:style style:name="T10" style:family="text">
      <style:text-properties fo:color="#cccccc" loext:opacity="100%"/>
    </style:style>
    <style:style style:name="T11" style:family="text">
      <style:text-properties fo:color="#cccccc" loext:opacity="100%" fo:background-color="#1f1f1f" loext:char-shading-value="0"/>
    </style:style>
    <style:style style:name="T12" style:family="text">
      <style:text-properties fo:color="#cccccc" loext:opacity="100%" fo:font-weight="bold" style:font-weight-asian="bold" style:font-weight-complex="bold"/>
    </style:style>
    <style:style style:name="T13" style:family="text">
      <style:text-properties fo:color="#cccccc" loext:opacity="100%" style:font-name="Liberation Serif" fo:font-weight="bold" style:font-weight-asian="bold" style:font-weight-complex="bold"/>
    </style:style>
    <style:style style:name="T14" style:family="text">
      <style:text-properties fo:color="#d4d4d4" loext:opacity="100%"/>
    </style:style>
    <style:style style:name="T15" style:family="text">
      <style:text-properties fo:color="#d4d4d4" loext:opacity="100%" fo:font-weight="bold" style:font-weight-asian="bold" style:font-weight-complex="bold"/>
    </style:style>
    <style:style style:name="T16" style:family="text">
      <style:text-properties fo:color="#d4d4d4" loext:opacity="100%" style:font-name="Liberation Serif" fo:font-weight="bold" style:font-weight-asian="bold" style:font-weight-complex="bold"/>
    </style:style>
    <style:style style:name="T17" style:family="text">
      <style:text-properties fo:color="#ce9178" loext:opacity="100%"/>
    </style:style>
    <style:style style:name="T18" style:family="text">
      <style:text-properties fo:color="#ce9178" loext:opacity="100%" fo:font-weight="bold" style:font-weight-asian="bold" style:font-weight-complex="bold"/>
    </style:style>
    <style:style style:name="T19" style:family="text">
      <style:text-properties fo:color="#ce9178" loext:opacity="100%" style:font-name="Liberation Serif" fo:font-weight="bold" style:font-weight-asian="bold" style:font-weight-complex="bold"/>
    </style:style>
    <style:style style:name="T20" style:family="text">
      <style:text-properties fo:color="#dcdcaa" loext:opacity="100%"/>
    </style:style>
    <style:style style:name="T21" style:family="text">
      <style:text-properties fo:color="#dcdcaa" loext:opacity="100%" fo:background-color="#1f1f1f" loext:char-shading-value="0"/>
    </style:style>
    <style:style style:name="T22" style:family="text">
      <style:text-properties fo:color="#dcdcaa" loext:opacity="100%" fo:font-weight="bold" style:font-weight-asian="bold" style:font-weight-complex="bold"/>
    </style:style>
    <style:style style:name="T23" style:family="text">
      <style:text-properties fo:color="#dcdcaa" loext:opacity="100%" style:font-name="Liberation Serif" fo:font-weight="bold" style:font-weight-asian="bold" style:font-weight-complex="bold"/>
    </style:style>
    <style:style style:name="T24" style:family="text">
      <style:text-properties fo:color="#b5cea8" loext:opacity="100%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fo:font-weight="bold" style:font-weight-asian="bold" style:font-weight-complex="bold"/>
    </style:style>
    <style:style style:name="T27" style:family="text">
      <style:text-properties fo:color="#c586c0" loext:opacity="100%"/>
    </style:style>
    <style:style style:name="T28" style:family="text">
      <style:text-properties fo:color="#c586c0" loext:opacity="100%" fo:font-weight="bold" style:font-weight-asian="bold" style:font-weight-complex="bold"/>
    </style:style>
    <style:style style:name="T29" style:family="text">
      <style:text-properties fo:color="#4ec9b0" loext:opacity="100%"/>
    </style:style>
    <style:style style:name="T30" style:family="text">
      <style:text-properties style:font-name="Liberation Serif" fo:font-weight="bold" style:font-weight-asian="bold" style:font-weight-complex="bold"/>
    </style:style>
    <style:style style:name="T31" style:family="text">
      <style:text-properties officeooo:rsid="000edeb7"/>
    </style:style>
    <style:style style:name="T32" style:family="text">
      <style:text-properties fo:color="#6a9955" loext:opacity="100%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font-name="Liberation Sans"/>
    </style:style>
    <style:style style:name="T35" style:family="text">
      <style:text-properties officeooo:rsid="00108a48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officeooo:rsid="0010ab9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space-before="0.752cm" text:min-label-width="0.499cm"/>
      </text:list-level-style-number>
      <text:list-level-style-number text:level="2" text:style-name="Numbering_20_Symbols" loext:num-list-format="%2%)" style:num-suffix=")" style:num-format="a">
        <style:list-level-properties text:space-before="2.002cm" text:min-label-width="0.499cm"/>
      </text:list-level-style-number>
      <text:list-level-style-number text:level="3" text:style-name="Numbering_20_Symbols" loext:num-list-format="%3%)" style:num-suffix=")" style:num-format="1">
        <style:list-level-properties text:space-before="3.253cm" text:min-label-width="0.499cm"/>
      </text:list-level-style-number>
      <text:list-level-style-number text:level="4" text:style-name="Numbering_20_Symbols" loext:num-list-format="%4%)" style:num-suffix=")" style:num-format="A">
        <style:list-level-properties text:space-before="4.503cm" text:min-label-width="0.499cm"/>
      </text:list-level-style-number>
      <text:list-level-style-bullet text:level="5" text:style-name="Bullet_20_Symbols" loext:num-list-format="%5%" text:bullet-char="•">
        <style:list-level-properties text:space-before="5.754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ython 06: Functions, Dictionaries and Sets.</text:h>
      <text:p text:style-name="Standard"/>
      <text:h text:style-name="Heading_20_2" text:outline-level="2">Path:</text:h>
      <text:h text:style-name="P5" text:outline-level="3"><text:bookmark text:name="user-content-path"/>Step-01: Dictionaries.</text:h>
      <text:h text:style-name="P6" text:outline-level="4"><text:bookmark text:name="user-content-step-01-dictionaries"/>Goals:</text:h>
      <text:p text:style-name="P8"><text:bookmark text:name="user-content-goals"/><text:span text:style-name="Source_20_Text">After taking this step, you will be able to:</text:span></text:p>
      <text:p text:style-name="P13"><text:span text:style-name="Source_20_Text"><text:s text:c="8"/>1. interpret and implement Python programs with Python Dictionaries: creating, adding and modifying items, <text:s/>extracting value(s), extracting key(s), deleting, pop and clear, iteration over dictionaries.</text:span></text:p>
      <text:h text:style-name="Heading_20_4" text:outline-level="4">What to Learn?</text:h>
      <text:list text:style-name="L1">
        <text:list-item>
          <text:p text:style-name="P51"><text:bookmark text:name="user-content-what-to-learn"/>Using <text:span text:style-name="Strong_20_Emphasis">BRef-01: Chapter 08</text:span> answer and experiment the following questions: </text:p>
          <text:list>
            <text:list-item>
              <text:p text:style-name="P54">What is a dictionary in Python and how can you create a dictionary?</text:p>
              <text:p text:style-name="P52"><text:span text:style-name="T1">A dictionary is like a list or tuple but has no index and uses a key to associate each value. You start a dictionary with {}</text:span> </text:p>
            </text:list-item>
            <text:list-item>
              <text:p text:style-name="P55">How can items be added/changed to/in a dictionary?</text:p>
              <text:p text:style-name="P61">You can add a items by using dictionary[key] = ”value”, change by replacing key or value.</text:p>
            </text:list-item>
            <text:list-item>
              <text:p text:style-name="P53"><text:span text:style-name="T2">How can you get the value of a given key?</text:span> </text:p>
              <text:p text:style-name="P67">dictionary[key]</text:p>
            </text:list-item>
            <text:list-item>
              <text:p text:style-name="P53"><text:span text:style-name="T2">What are the behaviour of these functions: </text:span><text:span text:style-name="Emphasis"><text:span text:style-name="T2">keys()</text:span></text:span><text:span text:style-name="T2">, </text:span><text:span text:style-name="Emphasis"><text:span text:style-name="T2">values()</text:span></text:span><text:span text:style-name="T2">, </text:span><text:span text:style-name="Emphasis"><text:span text:style-name="T2">items()</text:span></text:span><text:span text:style-name="T2">?</text:span> </text:p>
            </text:list-item>
          </text:list>
        </text:list-item>
      </text:list>
      <text:p text:style-name="P33"><text:tab/><text:tab/><text:span text:style-name="T3">Dictionary.keys() is gonna give me all keys of a dictionary.</text:span></text:p>
      <text:p text:style-name="P35"><text:tab/><text:tab/><text:span text:style-name="T3">Dictionary.values() is gonna give me all values of a dictionary.</text:span></text:p>
      <text:p text:style-name="P35"><text:tab/><text:tab/><text:span text:style-name="T3">Dictionary.items() is gonna give me all key-values of a dictionary.</text:span></text:p>
      <text:list text:continue-numbering="true" text:style-name="L1">
        <text:list-item>
          <text:list>
            <text:list-item>
              <text:p text:style-name="P53"><text:span text:style-name="T2">When can we use </text:span><text:span text:style-name="Emphasis"><text:span text:style-name="T2">del</text:span></text:span><text:span text:style-name="T2">, </text:span><text:span text:style-name="Emphasis"><text:span text:style-name="T2">pop()</text:span></text:span><text:span text:style-name="T2"> and </text:span><text:span text:style-name="Emphasis"><text:span text:style-name="T2">clear()</text:span></text:span><text:span text:style-name="T2">?</text:span> <text:span text:style-name="T2">Experiment with some examples.</text:span></text:p>
              <text:p text:style-name="P61">.del dictionary[“key”] deletes a key and value.</text:p>
              <text:p text:style-name="P61">. dictionary.pop(“key) finds and deletes the key.</text:p>
              <text:p text:style-name="P61">. <text:span text:style-name="T5">dictionary.clear() clears the all items</text:span></text:p>
            </text:list-item>
            <text:list-item>
              <text:p text:style-name="P50"><text:span text:style-name="T2">How can one iterate over a dictionary?</text:span> </text:p>
              <text:p text:style-name="P68">With for and in.</text:p>
              <text:p text:style-name="P68">For x in dictionary: (returns key)</text:p>
              <text:p text:style-name="P68">for x in dictionary.values: (returns values)</text:p>
              <text:p text:style-name="P68">for x in dictionary.items: (returns all)</text:p>
            </text:list-item>
          </text:list>
        </text:list-item>
      </text:list>
      <text:h text:style-name="Heading_20_4" text:outline-level="4"/>
      <text:h text:style-name="P3" text:outline-level="4">Exercises:</text:h>
      <text:list text:style-name="L2">
        <text:list-item>
          <text:p text:style-name="P70"><text:bookmark text:name="user-content-exercises"/><text:span text:style-name="T2">Describe in your own words the difference between a </text:span><text:span text:style-name="Source_20_Text"><text:span text:style-name="T2">dictionary</text:span></text:span><text:span text:style-name="T2"> and a </text:span><text:span text:style-name="Source_20_Text"><text:span text:style-name="T2">tuple</text:span></text:span><text:span text:style-name="T2">.</text:span></text:p>
          <text:p text:style-name="P62">A dictionary has keys and values and his mutable, a tuple is more like a list and is not mutable and has indexes.</text:p>
        </text:list-item>
        <text:list-item>
          <text:p text:style-name="P71"><text:span text:style-name="T2">Create a new dictionary containing a key named </text:span><text:span text:style-name="Source_20_Text"><text:span text:style-name="T2">FirstName</text:span></text:span><text:span text:style-name="T2"> with the value </text:span><text:span text:style-name="Source_20_Text"><text:span text:style-name="T2">Larry</text:span></text:span><text:span text:style-name="T2">, a key named </text:span><text:span text:style-name="Source_20_Text"><text:span text:style-name="T2">LastName</text:span></text:span><text:span text:style-name="T2"> with the value </text:span><text:span text:style-name="Source_20_Text"><text:span text:style-name="T2">Page</text:span></text:span><text:span text:style-name="T2">.</text:span> Print the last value from the dictionary.</text:p>
        </text:list-item>
      </text:list>
      <text:p text:style-name="P19"><text:span text:style-name="T6">dictionary</text:span><text:span text:style-name="T10"> </text:span><text:span text:style-name="T14">=</text:span><text:span text:style-name="T10"> {</text:span><text:span text:style-name="T17">"FirstName"</text:span><text:span text:style-name="T10">: </text:span><text:span text:style-name="T17">"Larry"</text:span><text:span text:style-name="T10">, </text:span><text:span text:style-name="T17">"LastName"</text:span><text:span text:style-name="T10">: </text:span><text:span text:style-name="T17">"Page"</text:span><text:span text:style-name="T10">}</text:span></text:p>
      <text:p text:style-name="P18"><text:span text:style-name="T20">print</text:span><text:span text:style-name="T10">(</text:span><text:span text:style-name="T6">dictionary</text:span><text:span text:style-name="T10">.</text:span><text:span text:style-name="T20">get</text:span><text:span text:style-name="T10">(</text:span><text:span text:style-name="T17">"LastName"</text:span><text:span text:style-name="T10">))</text:span></text:p>
      <text:p text:style-name="P34"/>
      <text:list text:continue-numbering="true" text:style-name="L2">
        <text:list-item>
          <text:p text:style-name="P69"><text:span text:style-name="T2">Create a dictionary with the following pairs </text:span><text:span text:style-name="Source_20_Text"><text:span text:style-name="T2">"brand": "Ford", "model": "Mustang", "year": 1964</text:span></text:span><text:span text:style-name="T2">.</text:span></text:p>
        </text:list-item>
      </text:list>
      <text:p text:style-name="P18"><text:span text:style-name="T8">car</text:span><text:span text:style-name="T12"> </text:span><text:span text:style-name="T15">=</text:span><text:span text:style-name="T12"> {</text:span><text:span text:style-name="T18">"brand"</text:span><text:span text:style-name="T12">:</text:span><text:span text:style-name="T18">"Ford"</text:span><text:span text:style-name="T12">,</text:span></text:p>
      <text:p text:style-name="P18"><text:span text:style-name="T10">       </text:span><text:span text:style-name="T17">"model"</text:span><text:span text:style-name="T10">:</text:span><text:span text:style-name="T17">"Mustang"</text:span><text:span text:style-name="T10">,</text:span></text:p>
      <text:p text:style-name="P18"><text:span text:style-name="T10">       </text:span><text:span text:style-name="T17">"year"</text:span><text:span text:style-name="T10">:</text:span><text:span text:style-name="T24">1964</text:span><text:span text:style-name="T10">}</text:span></text:p>
      <text:p text:style-name="Text_20_body"><text:span text:style-name="T2"/></text:p>
      <text:list text:continue-numbering="true" text:style-name="L2">
        <text:list-item>
          <text:list>
            <text:list-item>
              <text:p text:style-name="P72">Print all the values from the distionary. </text:p>
            </text:list-item>
          </text:list>
        </text:list-item>
      </text:list>
      <text:p text:style-name="P21"><text:span text:style-name="T21">print</text:span><text:span text:style-name="T11">(</text:span><text:span text:style-name="T7">car</text:span><text:span text:style-name="T11">.</text:span><text:span text:style-name="T21">values</text:span><text:span text:style-name="T11">())</text:span></text:p>
      <text:p text:style-name="P10"><text:span text:style-name="T11"/></text:p>
      <text:list text:continue-numbering="true" text:style-name="L2">
        <text:list-item>
          <text:list>
            <text:list-item>
              <text:p text:style-name="P72">Print all the keys from the dictionary. </text:p>
            </text:list-item>
          </text:list>
        </text:list-item>
      </text:list>
      <text:p text:style-name="P17"><text:span text:style-name="T20">print</text:span><text:span text:style-name="T10">(</text:span><text:span text:style-name="T6">car</text:span><text:span text:style-name="T10">.</text:span><text:span text:style-name="T20">keys</text:span><text:span text:style-name="T10">())</text:span></text:p>
      <text:p text:style-name="P33"/>
      <text:list text:continue-numbering="true" text:style-name="L2">
        <text:list-item>
          <text:list>
            <text:list-item>
              <text:p text:style-name="P72">Print the length of the dictionary.</text:p>
            </text:list-item>
          </text:list>
        </text:list-item>
      </text:list>
      <text:p text:style-name="P17"><text:span text:style-name="T20">print</text:span><text:span text:style-name="T10">(</text:span><text:span text:style-name="T20">len</text:span><text:span text:style-name="T10">(</text:span><text:span text:style-name="T6">car</text:span><text:span text:style-name="T10">))</text:span></text:p>
      <text:p text:style-name="P29"/>
      <text:p text:style-name="P33"/>
      <text:list text:continue-numbering="true" text:style-name="L2">
        <text:list-item>
          <text:list>
            <text:list-item>
              <text:p text:style-name="P72">Add <text:span text:style-name="Source_20_Text">"color": "Red"</text:span> and remove the pair with key = <text:span text:style-name="Source_20_Text">"year"</text:span>. Print keys and values separately.</text:p>
            </text:list-item>
          </text:list>
        </text:list-item>
      </text:list>
      <text:p text:style-name="P17"><text:span text:style-name="T6">car</text:span><text:span text:style-name="T10">[</text:span><text:span text:style-name="T17">"color"</text:span><text:span text:style-name="T10">] </text:span><text:span text:style-name="T14">=</text:span><text:span text:style-name="T10"> </text:span><text:span text:style-name="T17">"red"</text:span></text:p>
      <text:p text:style-name="P18"><text:span text:style-name="T6">car</text:span><text:span text:style-name="T10">.</text:span><text:span text:style-name="T20">pop</text:span><text:span text:style-name="T10">(</text:span><text:span text:style-name="T17">"year"</text:span><text:span text:style-name="T10">)</text:span></text:p>
      <text:p text:style-name="P20"/>
      <text:p text:style-name="P18"><text:span text:style-name="T20">print</text:span><text:span text:style-name="T10">(</text:span><text:span text:style-name="T6">car</text:span><text:span text:style-name="T10">.</text:span><text:span text:style-name="T20">keys</text:span><text:span text:style-name="T10">())</text:span></text:p>
      <text:p text:style-name="P18"><text:span text:style-name="T20">print</text:span><text:span text:style-name="T10">(</text:span><text:span text:style-name="T6">car</text:span><text:span text:style-name="T10">.</text:span><text:span text:style-name="T20">values</text:span><text:span text:style-name="T10">())</text:span></text:p>
      <text:p text:style-name="P33"/>
      <text:list text:continue-numbering="true" text:style-name="L2">
        <text:list-item>
          <text:list>
            <text:list-header>
              <text:p text:style-name="P72"/>
            </text:list-header>
          </text:list>
        </text:list-item>
        <text:list-item>
          <text:p text:style-name="P69"><text:span text:style-name="T2">Modify the code from the previous exercise so each value becomes a </text:span><text:span text:style-name="Source_20_Text"><text:span text:style-name="T2">tuple</text:span></text:span><text:span text:style-name="T2"> containing two random numbers.</text:span></text:p>
        </text:list-item>
      </text:list>
      <text:p text:style-name="P18"><text:span text:style-name="T26">def</text:span><text:span text:style-name="T12"> </text:span><text:span text:style-name="T22">random_numbers</text:span><text:span text:style-name="T12">():</text:span></text:p>
      <text:p text:style-name="P18"><text:span text:style-name="T10">    </text:span><text:span text:style-name="T27">return</text:span><text:span text:style-name="T10"> (</text:span><text:span text:style-name="T29">random</text:span><text:span text:style-name="T10">.</text:span><text:span text:style-name="T6">randint</text:span><text:span text:style-name="T10">(</text:span><text:span text:style-name="T24">1</text:span><text:span text:style-name="T10">, </text:span><text:span text:style-name="T24">100</text:span><text:span text:style-name="T10">), </text:span><text:span text:style-name="T29">random</text:span><text:span text:style-name="T10">.</text:span><text:span text:style-name="T6">randint</text:span><text:span text:style-name="T10">(</text:span><text:span text:style-name="T24">1</text:span><text:span text:style-name="T10">, </text:span><text:span text:style-name="T24">100</text:span><text:span text:style-name="T10">))</text:span></text:p>
      <text:p text:style-name="P20"/>
      <text:p text:style-name="P18"><text:span text:style-name="T27">for</text:span><text:span text:style-name="T10"> </text:span><text:span text:style-name="T6">item</text:span><text:span text:style-name="T10"> </text:span><text:span text:style-name="T27">in</text:span><text:span text:style-name="T10"> </text:span><text:span text:style-name="T6">car</text:span><text:span text:style-name="T10">:</text:span></text:p>
      <text:p text:style-name="P18"><text:span text:style-name="T10">    </text:span><text:span text:style-name="T6">car</text:span><text:span text:style-name="T10">[</text:span><text:span text:style-name="T6">item</text:span><text:span text:style-name="T10">] </text:span><text:span text:style-name="T14">=</text:span><text:span text:style-name="T10"> </text:span><text:span text:style-name="T20">random_numbers</text:span><text:span text:style-name="T10">()</text:span></text:p>
      <text:p text:style-name="P31">    </text:p>
      <text:p text:style-name="P22"><text:span text:style-name="T21">print</text:span><text:span text:style-name="T11">(</text:span><text:span text:style-name="T7">car</text:span><text:span text:style-name="T11">)</text:span></text:p>
      <text:p text:style-name="P23"><text:span text:style-name="T11"/></text:p>
      <text:p text:style-name="P9"/>
      <text:list text:continue-numbering="true" text:style-name="L2">
        <text:list-item>
          <text:p text:style-name="P73"><text:span text:style-name="T2">Provide your solutions to the exercises of </text:span><text:span text:style-name="Strong_20_Emphasis"><text:span text:style-name="T2">ORef-01: Dictionary</text:span></text:span><text:span text:style-name="T2">.</text:span></text:p>
          <text:list>
            <text:list-item>
              <text:p text:style-name="P69"><text:bookmark text:name="idm45795004401592"/><text:bookmark text:name="idm45795004402600"/><text:span text:style-name="T30">Make an English-to-French dictionary called </text:span><text:span text:style-name="Source_20_Text"><text:span text:style-name="T30">e2f</text:span></text:span><text:span text:style-name="T30"> and print it. Here are your starter words: </text:span><text:span text:style-name="Source_20_Text"><text:span text:style-name="T30">dog</text:span></text:span><text:span text:style-name="T30"> is </text:span><text:span text:style-name="Source_20_Text"><text:span text:style-name="T30">chien</text:span></text:span><text:span text:style-name="T30">, </text:span><text:span text:style-name="Source_20_Text"><text:span text:style-name="T30">cat</text:span></text:span><text:span text:style-name="T30"> is </text:span><text:span text:style-name="Source_20_Text"><text:span text:style-name="T30">chat</text:span></text:span><text:span text:style-name="T30">, and </text:span><text:span text:style-name="Source_20_Text"><text:span text:style-name="T30">walrus</text:span></text:span><text:span text:style-name="T30"> is </text:span><text:span text:style-name="Source_20_Text"><text:span text:style-name="T30">morse</text:span></text:span><text:span text:style-name="T30">.’</text:span></text:p>
            </text:list-item>
          </text:list>
        </text:list-item>
      </text:list>
      <text:p text:style-name="P14"><text:span text:style-name="T8">e2f</text:span><text:span text:style-name="T12"> </text:span><text:span text:style-name="T15">=</text:span><text:span text:style-name="T12"> {</text:span><text:span text:style-name="T18">"dog"</text:span><text:span text:style-name="T12">:</text:span><text:span text:style-name="T18">"chien"</text:span><text:span text:style-name="T12">,</text:span></text:p>
      <text:p text:style-name="P14"><text:span text:style-name="T10">       </text:span><text:span text:style-name="T17">"cat"</text:span><text:span text:style-name="T10">:</text:span><text:span text:style-name="T17">"chat"</text:span><text:span text:style-name="T10">,</text:span></text:p>
      <text:p text:style-name="P14"><text:span text:style-name="T10">       </text:span><text:span text:style-name="T17">"walrus"</text:span><text:span text:style-name="T10">:</text:span><text:span text:style-name="T17">"morse"</text:span><text:span text:style-name="T10">,}</text:span></text:p>
      <text:p text:style-name="Text_20_body"><text:span text:style-name="T2"/></text:p>
      <text:list text:continue-numbering="true" text:style-name="L2">
        <text:list-item>
          <text:list>
            <text:list-item>
              <text:p text:style-name="P69"><text:span text:style-name="T30">Using your three-word dictionary </text:span><text:span text:style-name="Source_20_Text"><text:span text:style-name="T30">e2f</text:span></text:span><text:span text:style-name="T30">, print the French word for </text:span><text:span text:style-name="Source_20_Text"><text:span text:style-name="T30">walrus</text:span></text:span><text:span text:style-name="T30">.</text:span></text:p>
            </text:list-item>
          </text:list>
        </text:list-item>
      </text:list>
      <text:p text:style-name="P14"><text:span text:style-name="T22">print</text:span><text:span text:style-name="T12">(</text:span><text:span text:style-name="T8">e2f</text:span><text:span text:style-name="T12">[</text:span><text:span text:style-name="T18">"walrus"</text:span><text:span text:style-name="T12">])</text:span></text:p>
      <text:p text:style-name="Text_20_body"><text:span text:style-name="T2"/></text:p>
      <text:list text:continue-numbering="true" text:style-name="L2">
        <text:list-item>
          <text:list>
            <text:list-item>
              <text:p text:style-name="P69"><text:span text:style-name="T30">Make a French-to-English dictionary called </text:span><text:span text:style-name="Source_20_Text"><text:span text:style-name="T30">f2e</text:span></text:span><text:span text:style-name="T30"> from </text:span><text:span text:style-name="Source_20_Text"><text:span text:style-name="T30">e2f</text:span></text:span><text:span text:style-name="T30">. Use the </text:span><text:span text:style-name="Source_20_Text"><text:span text:style-name="T30">items</text:span></text:span><text:span text:style-name="T30"> method.</text:span></text:p>
            </text:list-item>
          </text:list>
        </text:list-item>
      </text:list>
      <text:p text:style-name="P14"><text:span text:style-name="T8">f2e</text:span><text:span text:style-name="T12"> </text:span><text:span text:style-name="T15">=</text:span><text:span text:style-name="T12"> {</text:span><text:span text:style-name="T8">value</text:span><text:span text:style-name="T12">: </text:span><text:span text:style-name="T8">key</text:span><text:span text:style-name="T12"> </text:span><text:span text:style-name="T28">for</text:span><text:span text:style-name="T12"> </text:span><text:span text:style-name="T8">key</text:span><text:span text:style-name="T12">, </text:span><text:span text:style-name="T8">value</text:span><text:span text:style-name="T12"> </text:span><text:span text:style-name="T28">in</text:span><text:span text:style-name="T12"> </text:span><text:span text:style-name="T8">e2f</text:span><text:span text:style-name="T12">.</text:span><text:span text:style-name="T22">items</text:span><text:span text:style-name="T12">()}</text:span></text:p>
      <text:p text:style-name="P16"><text:span text:style-name="T21">print</text:span><text:span text:style-name="T11">(</text:span><text:span text:style-name="T7">f2e</text:span><text:span text:style-name="T11">)</text:span></text:p>
      <text:p text:style-name="P16"><text:span text:style-name="T11"/></text:p>
      <text:list text:continue-numbering="true" text:style-name="L2">
        <text:list-item>
          <text:list>
            <text:list-item>
              <text:p text:style-name="P69"><text:span text:style-name="T30">Print the English equivalent of the French word </text:span><text:span text:style-name="Source_20_Text"><text:span text:style-name="T30">chien</text:span></text:span><text:span text:style-name="T30">.</text:span></text:p>
            </text:list-item>
          </text:list>
        </text:list-item>
      </text:list>
      <text:p text:style-name="P14"><text:span text:style-name="T22">print</text:span><text:span text:style-name="T12">(</text:span><text:span text:style-name="T8">f2e</text:span><text:span text:style-name="T12">[</text:span><text:span text:style-name="T18">"chien"</text:span><text:span text:style-name="T12">])</text:span></text:p>
      <text:p text:style-name="Text_20_body"><text:span text:style-name="T30"/></text:p>
      <text:list text:continue-numbering="true" text:style-name="L2">
        <text:list-item>
          <text:list>
            <text:list-item>
              <text:p text:style-name="P69"><text:span text:style-name="T30">Print the set of English words from </text:span><text:span text:style-name="Source_20_Text"><text:span text:style-name="T30">e2f</text:span></text:span><text:span text:style-name="T30">.</text:span></text:p>
            </text:list-item>
          </text:list>
        </text:list-item>
      </text:list>
      <text:p text:style-name="P14"><text:span text:style-name="T22">print</text:span><text:span text:style-name="T12">(</text:span><text:span text:style-name="T8">e2f</text:span><text:span text:style-name="T12">.</text:span><text:span text:style-name="T22">keys</text:span><text:span text:style-name="T12">())</text:span></text:p>
      <text:p text:style-name="Text_20_body"><text:span text:style-name="T30"/></text:p>
      <text:list text:continue-numbering="true" text:style-name="L2">
        <text:list-item>
          <text:list>
            <text:list-item>
              <text:p text:style-name="P69"><text:span text:style-name="T30">Make a multilevel dictionary called </text:span><text:span text:style-name="Source_20_Text"><text:span text:style-name="T30">life</text:span></text:span><text:span text:style-name="T30">. Use these strings for the topmost keys: </text:span><text:span text:style-name="Source_20_Text"><text:span text:style-name="T30">'animals'</text:span></text:span><text:span text:style-name="T30">, </text:span><text:span text:style-name="Source_20_Text"><text:span text:style-name="T30">'plants'</text:span></text:span><text:span text:style-name="T30">, and </text:span><text:span text:style-name="Source_20_Text"><text:span text:style-name="T30">'other'</text:span></text:span><text:span text:style-name="T30">. Make the </text:span><text:span text:style-name="Source_20_Text"><text:span text:style-name="T30">'animals'</text:span></text:span><text:span text:style-name="T30"> key refer to another dictionary with the keys </text:span><text:span text:style-name="Source_20_Text"><text:span text:style-name="T30">'cats'</text:span></text:span><text:span text:style-name="T30">, </text:span><text:span text:style-name="Source_20_Text"><text:span text:style-name="T30">'octopi'</text:span></text:span><text:span text:style-name="T30">, and </text:span><text:span text:style-name="Source_20_Text"><text:span text:style-name="T30">'emus'</text:span></text:span><text:span text:style-name="T30">. Make the </text:span><text:span text:style-name="Source_20_Text"><text:span text:style-name="T30">'cats'</text:span></text:span><text:span text:style-name="T30"> key refer to a list of strings with the values </text:span><text:span text:style-name="Source_20_Text"><text:span text:style-name="T30">'Henri'</text:span></text:span><text:span text:style-name="T30">, </text:span><text:span text:style-name="Source_20_Text"><text:span text:style-name="T30">'Grumpy'</text:span></text:span><text:span text:style-name="T30">, and </text:span><text:span text:style-name="Source_20_Text"><text:span text:style-name="T30">'Lucy'</text:span></text:span><text:span text:style-name="T30">. Make all the other keys refer to empty dictionaries.</text:span></text:p>
            </text:list-item>
          </text:list>
        </text:list-item>
      </text:list>
      <text:p text:style-name="P28"><text:span text:style-name="T9">life</text:span><text:span text:style-name="T13"> </text:span><text:span text:style-name="T16">=</text:span><text:span text:style-name="T13"> {</text:span></text:p>
      <text:p text:style-name="P28"><text:span text:style-name="T10">    </text:span><text:span text:style-name="T17">"animals"</text:span><text:span text:style-name="T10">: {</text:span></text:p>
      <text:p text:style-name="P28"><text:span text:style-name="T10">        </text:span><text:span text:style-name="T17">"cats"</text:span><text:span text:style-name="T10">: {(</text:span><text:span text:style-name="T17">"Henri"</text:span><text:span text:style-name="T10">, </text:span><text:span text:style-name="T17">"Grumpy"</text:span><text:span text:style-name="T10">, </text:span><text:span text:style-name="T17">"Lucy"</text:span><text:span text:style-name="T10">)},</text:span></text:p>
      <text:p text:style-name="P28"><text:span text:style-name="T10">        </text:span><text:span text:style-name="T17">"octopi"</text:span><text:span text:style-name="T10">: {},</text:span></text:p>
      <text:p text:style-name="P28"><text:span text:style-name="T10">        </text:span><text:span text:style-name="T17">"emus"</text:span><text:span text:style-name="T10">: {},</text:span></text:p>
      <text:p text:style-name="P30">    },</text:p>
      <text:p text:style-name="P28"><text:span text:style-name="T10">    </text:span><text:span text:style-name="T17">"plants"</text:span><text:span text:style-name="T10">:{</text:span></text:p>
      <text:p text:style-name="P30">        </text:p>
      <text:p text:style-name="P30">    },</text:p>
      <text:p text:style-name="P28"><text:span text:style-name="T10">    </text:span><text:span text:style-name="T17">"other"</text:span><text:span text:style-name="T10">:{</text:span></text:p>
      <text:p text:style-name="P30">        </text:p>
      <text:p text:style-name="P30">    },</text:p>
      <text:p text:style-name="P30">}</text:p>
      <text:p text:style-name="Text_20_body"><text:span text:style-name="T30"/></text:p>
      <text:list text:continue-numbering="true" text:style-name="L2">
        <text:list-item>
          <text:list>
            <text:list-item>
              <text:p text:style-name="P69"><text:span text:style-name="T30">Print the top-level keys of </text:span><text:span text:style-name="Source_20_Text"><text:span text:style-name="T30">life</text:span></text:span><text:span text:style-name="T30">.</text:span></text:p>
            </text:list-item>
          </text:list>
        </text:list-item>
      </text:list>
      <text:p text:style-name="P28"><text:span text:style-name="T23">print</text:span><text:span text:style-name="T13">(</text:span><text:span text:style-name="T9">life</text:span><text:span text:style-name="T13">.</text:span><text:span text:style-name="T23">keys</text:span><text:span text:style-name="T13">())</text:span></text:p>
      <text:p text:style-name="P28"><text:soft-page-break/><text:span text:style-name="T13"/></text:p>
      <text:p text:style-name="Text_20_body"><text:span text:style-name="T30"/></text:p>
      <text:list text:continue-numbering="true" text:style-name="L2">
        <text:list-item>
          <text:list>
            <text:list-item>
              <text:p text:style-name="P69"><text:span text:style-name="T30">Print the keys for </text:span><text:span text:style-name="Source_20_Text"><text:span text:style-name="T30">life['animals']</text:span></text:span><text:span text:style-name="T30">.</text:span></text:p>
            </text:list-item>
          </text:list>
        </text:list-item>
      </text:list>
      <text:p text:style-name="P28"><text:span text:style-name="T23">print</text:span><text:span text:style-name="T13">(</text:span><text:span text:style-name="T9">life</text:span><text:span text:style-name="T13">[</text:span><text:span text:style-name="T19">"animals"</text:span><text:span text:style-name="T13">].keys())</text:span></text:p>
      <text:p text:style-name="Text_20_body"><text:span text:style-name="T30"/></text:p>
      <text:list text:continue-numbering="true" text:style-name="L2">
        <text:list-item>
          <text:list>
            <text:list-item>
              <text:p text:style-name="P69"><text:span text:style-name="T30">Print the values for </text:span><text:span text:style-name="Source_20_Text"><text:span text:style-name="T30">life['animals']['cats']</text:span></text:span><text:span text:style-name="T30">.</text:span></text:p>
            </text:list-item>
          </text:list>
        </text:list-item>
      </text:list>
      <text:p text:style-name="P28"><text:span text:style-name="T23">print</text:span><text:span text:style-name="T13">(</text:span><text:span text:style-name="T9">life</text:span><text:span text:style-name="T13">[</text:span><text:span text:style-name="T19">"animals"</text:span><text:span text:style-name="T13">][</text:span><text:span text:style-name="T19">"cats"</text:span><text:span text:style-name="T13">])</text:span></text:p>
      <text:p text:style-name="Standard"><text:span text:style-name="T30"/></text:p>
      <text:list text:continue-numbering="true" text:style-name="L2">
        <text:list-item>
          <text:list>
            <text:list-item>
              <text:p text:style-name="P69"><text:span text:style-name="T30">Use a dictionary comprehension to create the dictionary </text:span><text:span text:style-name="Source_20_Text"><text:span text:style-name="T30">squares</text:span></text:span><text:span text:style-name="T30">. Use </text:span><text:span text:style-name="Source_20_Text"><text:span text:style-name="T30">range(10)</text:span></text:span><text:span text:style-name="T30"> to return the keys, and use the square of each key as its value.</text:span></text:p>
            </text:list-item>
            <text:list-item>
              <text:p text:style-name="P69"><text:span text:style-name="T30">Use a set comprehension to create the set </text:span><text:span text:style-name="Source_20_Text"><text:span text:style-name="T30">odd</text:span></text:span><text:span text:style-name="T30"> from the odd numbers in </text:span><text:span text:style-name="Source_20_Text"><text:span text:style-name="T30">range(10)</text:span></text:span><text:span text:style-name="T30">.</text:span></text:p>
            </text:list-item>
            <text:list-item>
              <text:p text:style-name="P69"><text:span text:style-name="T30">Use a generator comprehension to return the string </text:span><text:span text:style-name="Source_20_Text"><text:span text:style-name="T30">'Got '</text:span></text:span><text:span text:style-name="T30"> and a number for the numbers in </text:span><text:span text:style-name="Source_20_Text"><text:span text:style-name="T30">range(10)</text:span></text:span><text:span text:style-name="T30">. Iterate through this by using a </text:span><text:span text:style-name="Source_20_Text"><text:span text:style-name="T30">for</text:span></text:span><text:span text:style-name="T30"> loop.</text:span></text:p>
            </text:list-item>
            <text:list-item>
              <text:p text:style-name="P69"><text:span text:style-name="T30">Use </text:span><text:span text:style-name="Source_20_Text"><text:span text:style-name="T30">zip()</text:span></text:span><text:span text:style-name="T30"> to make a dictionary from the key tuple </text:span><text:span text:style-name="Source_20_Text"><text:span text:style-name="T30">('optimist', 'pessimist', 'troll')</text:span></text:span><text:span text:style-name="T30"> and the values tuple </text:span><text:span text:style-name="Source_20_Text"><text:span text:style-name="T30">('The glass is half full',</text:span></text:span><text:span text:style-name="T30"> </text:span><text:span text:style-name="Source_20_Text"><text:span text:style-name="T30">'The glass is half empty',</text:span></text:span><text:span text:style-name="T30"> </text:span><text:span text:style-name="Source_20_Text"><text:span text:style-name="T30">'How did you get a glass?')</text:span></text:span><text:span text:style-name="T30">.</text:span></text:p>
            </text:list-item>
            <text:list-item>
              <text:p text:style-name="P69"><text:span text:style-name="T30">Use </text:span><text:span text:style-name="Source_20_Text"><text:span text:style-name="T30">zip()</text:span></text:span><text:span text:style-name="T30"> to make a dictionary called </text:span><text:span text:style-name="Source_20_Text"><text:span text:style-name="T30">movies</text:span></text:span><text:span text:style-name="T30"> that pairs these lists: </text:span><text:span text:style-name="Source_20_Text"><text:span text:style-name="T30">titles =</text:span></text:span><text:span text:style-name="T30"> </text:span><text:span text:style-name="Source_20_Text"><text:span text:style-name="T30">['Creature of Habit',</text:span></text:span><text:span text:style-name="T30"> </text:span><text:span text:style-name="Source_20_Text"><text:span text:style-name="T30">'Crewel Fate',</text:span></text:span><text:span text:style-name="T30"> </text:span><text:span text:style-name="Source_20_Text"><text:span text:style-name="T30">'Sharks On a Plane']</text:span></text:span><text:span text:style-name="T30"> and </text:span><text:span text:style-name="Source_20_Text"><text:span text:style-name="T30">plots =</text:span></text:span><text:span text:style-name="T30"> </text:span><text:span text:style-name="Source_20_Text"><text:span text:style-name="T30">['A nun turns into a monster',</text:span></text:span><text:span text:style-name="T30"> </text:span><text:span text:style-name="Source_20_Text"><text:span text:style-name="T30">'A haunted yarn shop',</text:span></text:span><text:span text:style-name="T30"> </text:span><text:span text:style-name="Source_20_Text"><text:span text:style-name="T30">'Check your exits']</text:span></text:span></text:p>
            </text:list-item>
          </text:list>
          <text:p text:style-name="P69"><text:span text:style-name="T2"/></text:p>
        </text:list-item>
      </text:list>
      <text:h text:style-name="P2" text:outline-level="3">Step-02: Functions (more).</text:h>
      <text:h text:style-name="P6" text:outline-level="4"><text:bookmark text:name="user-content-step-02-functions-more"/>Goals:</text:h>
      <text:p text:style-name="P8"><text:bookmark text:name="user-content-goals-1"/><text:span text:style-name="Source_20_Text">After taking this step, you will be able to:</text:span></text:p>
      <text:p text:style-name="P13"><text:span text:style-name="Source_20_Text"><text:s text:c="8"/>1. interpret and implement Python programs with Python functions: positional arguments, keyword arguments, parameters default values, docstrings.</text:span></text:p>
      <text:h text:style-name="Heading_20_4" text:outline-level="4">What to Learn?</text:h>
      <text:list text:style-name="L3">
        <text:list-item>
          <text:p text:style-name="P74"><text:bookmark text:name="user-content-what-to-learn-1"/>Using <text:span text:style-name="Strong_20_Emphasis">BRef-01: Chapter 09</text:span> answer and experiment the following questions: </text:p>
          <text:list>
            <text:list-item>
              <text:p text:style-name="P75"><text:span text:style-name="T2">What are the positional arguments in Python?</text:span> What about keyword arguments?</text:p>
              <text:p text:style-name="P76">Positional arguments are values read in order of position</text:p>
              <text:p text:style-name="P76">Keyword arguments are values read according to it’s key, not position</text:p>
            </text:list-item>
            <text:list-item>
              <text:p text:style-name="P56">How can one define default values for function parameters?</text:p>
              <text:p text:style-name="P63">Like this:</text:p>
              <text:p text:style-name="P41"><text:span text:style-name="Source_20_Text"><text:span text:style-name="T4">def</text:span></text:span><text:span text:style-name="T4"> </text:span><text:span text:style-name="Source_20_Text"><text:span text:style-name="T4">menu(wine,</text:span></text:span><text:span text:style-name="T4"> </text:span><text:span text:style-name="Source_20_Text"><text:span text:style-name="T4">entree,</text:span></text:span><text:span text:style-name="T4"> </text:span><text:span text:style-name="Source_20_Text"><text:span text:style-name="T4">dessert='pudding'):</text:span></text:span></text:p>
              <text:list>
                <text:list-header>
                  <text:p text:style-name="P41"><text:span text:style-name="Source_20_Text">return</text:span> <text:span text:style-name="Source_20_Text">{'wine':</text:span> <text:span text:style-name="Source_20_Text">wine,</text:span> <text:span text:style-name="Source_20_Text">'entree':</text:span> <text:span text:style-name="Source_20_Text">entree,</text:span> <text:span text:style-name="Source_20_Text">'dessert':</text:span> <text:span text:style-name="Source_20_Text">dessert}</text:span></text:p>
                </text:list-header>
              </text:list>
            </text:list-item>
            <text:list-item>
              <text:p text:style-name="P57">What are Docstrings? How can they be helpful?</text:p>
              <text:p text:style-name="P64">Doctstrings are documentation attached to a function</text:p>
            </text:list-item>
          </text:list>
        </text:list-item>
      </text:list>
      <text:h text:style-name="Heading_20_4" text:outline-level="4">Exercises:</text:h>
      <text:list text:style-name="L4">
        <text:list-item>
          <text:p text:style-name="P78"><text:bookmark text:name="user-content-exercises-1"/><text:span text:style-name="T2">Describe in your own words what </text:span><text:span text:style-name="Source_20_Text"><text:span text:style-name="T2">*args</text:span></text:span><text:span text:style-name="T2"> and </text:span><text:span text:style-name="Source_20_Text"><text:span text:style-name="T2">**kwargs</text:span></text:span><text:span text:style-name="T2"> do.</text:span></text:p>
          <text:p text:style-name="P77">What I understand, *args are extra parameters in a function that can be called seperatly than other parameter, in a tuple, **kwargs <text:span text:style-name="T31">do the same but in a dictionary.</text:span></text:p>
          <text:p text:style-name="P77"/>
        </text:list-item>
        <text:list-item>
          <text:p text:style-name="P79">Create a function that takes an <text:span text:style-name="Source_20_Text">*args</text:span> of numbers as argument, which calculates the sum of all numbers and returns the result. Call the function and print the returned value.</text:p>
        </text:list-item>
      </text:list>
      <text:p text:style-name="P15"><text:span text:style-name="T25">def</text:span><text:span text:style-name="T10"> </text:span><text:span text:style-name="T20">numbers</text:span><text:span text:style-name="T10">(</text:span><text:span text:style-name="T14">*</text:span><text:span text:style-name="T6">args</text:span><text:span text:style-name="T10">):</text:span></text:p>
      <text:p text:style-name="P14"><text:span text:style-name="T10">    </text:span><text:span text:style-name="T20">print</text:span><text:span text:style-name="T10">(</text:span><text:span text:style-name="T20">sum</text:span><text:span text:style-name="T10">(</text:span><text:span text:style-name="T6">args</text:span><text:span text:style-name="T10">))</text:span></text:p>
      <text:p text:style-name="P14"><text:span text:style-name="T20">numbers</text:span><text:span text:style-name="T10">(</text:span><text:span text:style-name="T24">1</text:span><text:span text:style-name="T10">,</text:span><text:span text:style-name="T24">2</text:span><text:span text:style-name="T10">,</text:span><text:span text:style-name="T24">3</text:span><text:span text:style-name="T10">)</text:span></text:p>
      <text:p text:style-name="P26"/>
      <text:list text:continue-numbering="true" text:style-name="L4">
        <text:list-item>
          <text:p text:style-name="P80"><text:span text:style-name="T34">Complete the given code below.</text:span> </text:p>
        </text:list-item>
      </text:list>
      <text:p text:style-name="P14"><text:span text:style-name="T25">def</text:span><text:span text:style-name="T10"> </text:span><text:span text:style-name="T20">count_passes</text:span><text:span text:style-name="T10">(</text:span><text:span text:style-name="T14">**</text:span><text:span text:style-name="T6">kwargs</text:span><text:span text:style-name="T10">):</text:span></text:p>
      <text:p text:style-name="P14"><text:span text:style-name="T10">    </text:span><text:span text:style-name="T6">count</text:span><text:span text:style-name="T10"> </text:span><text:span text:style-name="T14">=</text:span><text:span text:style-name="T10"> </text:span><text:span text:style-name="T24">0</text:span></text:p>
      <text:p text:style-name="P14"><text:span text:style-name="T10">    </text:span><text:span text:style-name="T32"># Complete this function to count the number of passes</text:span></text:p>
      <text:p text:style-name="P14"><text:span text:style-name="T10">    </text:span><text:span text:style-name="T20">print</text:span><text:span text:style-name="T10">(</text:span><text:span text:style-name="T6">kwargs</text:span><text:span text:style-name="T10">)</text:span></text:p>
      <text:p text:style-name="P14"><text:span text:style-name="T10">    </text:span><text:span text:style-name="T27">for</text:span><text:span text:style-name="T10"> </text:span><text:span text:style-name="T6">value</text:span><text:span text:style-name="T10"> </text:span><text:span text:style-name="T20">in</text:span><text:span text:style-name="T10"> </text:span><text:span text:style-name="T6">kwargs</text:span><text:span text:style-name="T10">.</text:span><text:span text:style-name="T20">values</text:span><text:span text:style-name="T10">():</text:span></text:p>
      <text:p text:style-name="P14"><text:span text:style-name="T10">        </text:span><text:span text:style-name="T27">if</text:span><text:span text:style-name="T10"> </text:span><text:span text:style-name="T6">value</text:span><text:span text:style-name="T10"> </text:span><text:span text:style-name="T14">==</text:span><text:span text:style-name="T10"> </text:span><text:span text:style-name="T17">"Pass"</text:span><text:span text:style-name="T10">:</text:span></text:p>
      <text:p text:style-name="P14"><text:span text:style-name="T10">            </text:span><text:span text:style-name="T6">count</text:span><text:span text:style-name="T10"> </text:span><text:span text:style-name="T14">+=</text:span><text:span text:style-name="T10"> </text:span><text:span text:style-name="T24">1</text:span></text:p>
      <text:p text:style-name="P14"><text:span text:style-name="T10">    </text:span><text:span text:style-name="T27">return</text:span><text:span text:style-name="T10"> </text:span><text:span text:style-name="T6">count</text:span></text:p>
      <text:p text:style-name="P24"/>
      <text:p text:style-name="P14"><text:span text:style-name="T6">result</text:span><text:span text:style-name="T10"> </text:span><text:span text:style-name="T14">=</text:span><text:span text:style-name="T10"> </text:span><text:span text:style-name="T20">count_passes</text:span><text:span text:style-name="T10">(</text:span><text:span text:style-name="T6">math</text:span><text:span text:style-name="T14">=</text:span><text:span text:style-name="T17">"Fail"</text:span><text:span text:style-name="T10">, </text:span><text:span text:style-name="T6">science</text:span><text:span text:style-name="T14">=</text:span><text:span text:style-name="T17">"Fail"</text:span><text:span text:style-name="T10">, </text:span><text:span text:style-name="T6">history</text:span><text:span text:style-name="T14">=</text:span><text:span text:style-name="T17">"Pass"</text:span><text:span text:style-name="T10">, </text:span><text:span text:style-name="T6">english</text:span><text:span text:style-name="T14">=</text:span><text:span text:style-name="T17">"Pass"</text:span><text:span text:style-name="T10">)</text:span></text:p>
      <text:p text:style-name="P16"><text:span text:style-name="T21">print</text:span><text:span text:style-name="T11">(</text:span><text:span text:style-name="T7">result</text:span><text:span text:style-name="T11">)</text:span></text:p>
      <text:h text:style-name="P2" text:outline-level="3">Step-03: Sets.</text:h>
      <text:h text:style-name="P6" text:outline-level="4"><text:bookmark text:name="user-content-step-03-sets"/>Goals:</text:h>
      <text:p text:style-name="P8"><text:bookmark text:name="user-content-goals-2"/><text:span text:style-name="Source_20_Text">After taking this step, you will be able to:</text:span></text:p>
      <text:p text:style-name="P13"><text:span text:style-name="Source_20_Text"><text:s text:c="8"/>1. interpret and implement Python programs with Python Sets: creating sets, difference between sets and lists and tuples, adding and removing elelemnts, membership operator, iteration over a set, basic operations between sets: intersection, union, difference and subset.</text:span></text:p>
      <text:h text:style-name="Heading_20_4" text:outline-level="4">What to Learn?</text:h>
      <text:list text:style-name="L5">
        <text:list-item>
          <text:p text:style-name="P81"><text:bookmark text:name="user-content-what-to-learn-2"/>Using <text:span text:style-name="Strong_20_Emphasis">BRef-01: Chapter 08</text:span> answer and experiment the following questions: </text:p>
          <text:list>
            <text:list-item>
              <text:p text:style-name="P58">What is a set in Python and how is it defined?</text:p>
            </text:list-item>
          </text:list>
        </text:list-item>
      </text:list>
      <text:p text:style-name="P40">A set in Python is like a dictionary but without the values, something like <text:span text:style-name="T33">set = {1,2,3,4,5}</text:span></text:p>
      <text:p text:style-name="P40"><text:span text:style-name="T33"/></text:p>
      <text:list text:continue-numbering="true" text:style-name="L5">
        <text:list-item>
          <text:list>
            <text:list-item>
              <text:p text:style-name="P58">How can one add/remove elements to/from a set?</text:p>
            </text:list-item>
          </text:list>
        </text:list-item>
      </text:list>
      <text:p text:style-name="P38">One can add with add() like set.add(x) and remove with remove() like set.remove()</text:p>
      <text:list text:continue-numbering="true" text:style-name="L5">
        <text:list-item>
          <text:list>
            <text:list-item>
              <text:p text:style-name="P58">How can one iterate over a set?</text:p>
            </text:list-item>
          </text:list>
        </text:list-item>
      </text:list>
      <text:p text:style-name="P38">One can iterate over a set with for in like for element in set:</text:p>
      <text:p text:style-name="P38"/>
      <text:list text:continue-numbering="true" text:style-name="L5">
        <text:list-item>
          <text:list>
            <text:list-item>
              <text:p text:style-name="P58">Assume two sets S1 and S2. How can one specify the following operations on S1 and S2 in Python: </text:p>
              <text:list>
                <text:list-item>
                  <text:p text:style-name="P58">Intersection of S1 and S2. </text:p>
                  <text:p text:style-name="P65">S1 &amp; S2 or</text:p>
                  <text:p text:style-name="P65">S1.intersection(S2)</text:p>
                </text:list-item>
                <text:list-item>
                  <text:p text:style-name="P58">Union of S1 and S2.</text:p>
                  <text:p text:style-name="P65">S1 | S2 or</text:p>
                  <text:p text:style-name="P65">S1.union(S2)</text:p>
                </text:list-item>
                <text:list-item>
                  <text:p text:style-name="P58">Difference S1 and S2.</text:p>
                  <text:p text:style-name="P65">S1 – S2 or</text:p>
                  <text:p text:style-name="P65">S1.difference(S2)</text:p>
                </text:list-item>
                <text:list-item>
                  <text:p text:style-name="P59">Is S1 a subset of S2 (or vice-versa)?</text:p>
                  <text:p text:style-name="P66">Can’t find</text:p>
                </text:list-item>
              </text:list>
            </text:list-item>
          </text:list>
        </text:list-item>
      </text:list>
      <text:h text:style-name="Heading_20_4" text:outline-level="4">Exercises:</text:h>
      <text:list text:style-name="L6">
        <text:list-item>
          <text:p text:style-name="P83"><text:bookmark text:name="user-content-exercises-2"/><text:span text:style-name="T36">Describe in your own words the difference between a </text:span><text:span text:style-name="Source_20_Text"><text:span text:style-name="T36">set</text:span></text:span><text:span text:style-name="T36"> and a </text:span><text:span text:style-name="Source_20_Text"><text:span text:style-name="T36">tuple</text:span></text:span><text:span text:style-name="T36">.</text:span></text:p>
          <text:p text:style-name="P85">A set doesn’t have indexes (or order), and each element is unique.</text:p>
          <text:p text:style-name="P84"><text:span text:style-name="T37">A tuple is a ordered collection of elements that don’t have to be unique, tho is not mutable like a set or a list.</text:span><text:line-break/></text:p>
        </text:list-item>
        <text:list-item>
          <text:p text:style-name="P82"><text:span text:style-name="T2">Describe in your own words the difference between a </text:span><text:span text:style-name="Source_20_Text"><text:span text:style-name="T2">set</text:span></text:span><text:span text:style-name="T2"> and a </text:span><text:span text:style-name="Source_20_Text"><text:span text:style-name="T2">list</text:span></text:span><text:span text:style-name="T2">.</text:span></text:p>
        </text:list-item>
      </text:list>
      <text:p text:style-name="P39"><text:tab/><text:span text:style-name="T37">A set doesn’t have indexes (or order), and each element is unique.</text:span></text:p>
      <text:p text:style-name="P39"><text:span text:style-name="T37"><text:tab/>A list is a ordered collection of elements that don’t have to be unique.</text:span><text:span text:style-name="T35"> </text:span></text:p>
      <text:list text:continue-numbering="true" text:style-name="L6">
        <text:list-item>
          <text:p text:style-name="P60"><text:soft-page-break/>Create a set with and fill it with some values you can think of yourself. Print the length and the last value from the set.</text:p>
        </text:list-item>
      </text:list>
      <text:p text:style-name="P25"><text:span text:style-name="T6">random_set</text:span><text:span text:style-name="T10"> </text:span><text:span text:style-name="T14">=</text:span><text:span text:style-name="T10"> {</text:span><text:span text:style-name="T24">1</text:span><text:span text:style-name="T10">, </text:span><text:span text:style-name="T24">2</text:span><text:span text:style-name="T10">, </text:span><text:span text:style-name="T24">3</text:span><text:span text:style-name="T10">, </text:span><text:span text:style-name="T24">4</text:span><text:span text:style-name="T10">, </text:span><text:span text:style-name="T24">5</text:span><text:span text:style-name="T10">, </text:span><text:span text:style-name="T24">6</text:span><text:span text:style-name="T10">, </text:span><text:span text:style-name="T24">7</text:span><text:span text:style-name="T10">, </text:span><text:span text:style-name="T24">8</text:span><text:span text:style-name="T10">, </text:span><text:span text:style-name="T24">9</text:span><text:span text:style-name="T10">, </text:span><text:span text:style-name="T24">10</text:span><text:span text:style-name="T10">}</text:span></text:p>
      <text:p text:style-name="P24"/>
      <text:p text:style-name="P14"><text:span text:style-name="T20">print</text:span><text:span text:style-name="T10">(</text:span><text:span text:style-name="T20">len</text:span><text:span text:style-name="T10">(</text:span><text:span text:style-name="T6">random_set</text:span><text:span text:style-name="T10">))</text:span></text:p>
      <text:p text:style-name="P14"><text:span text:style-name="T20">print</text:span><text:span text:style-name="T10">(</text:span><text:span text:style-name="T29">list</text:span><text:span text:style-name="T10">(</text:span><text:span text:style-name="T6">random_set</text:span><text:span text:style-name="T10">)[</text:span><text:span text:style-name="T14">-</text:span><text:span text:style-name="T24">1</text:span><text:span text:style-name="T10">])</text:span></text:p>
      <text:p text:style-name="P37"/>
      <text:list text:continue-numbering="true" text:style-name="L6">
        <text:list-item>
          <text:p text:style-name="P82"><text:span text:style-name="T2">Create a function which takes a </text:span><text:span text:style-name="Source_20_Text"><text:span text:style-name="T2">dictionary</text:span></text:span><text:span text:style-name="T2"> as argument and returns a </text:span><text:span text:style-name="Source_20_Text"><text:span text:style-name="T2">set</text:span></text:span><text:span text:style-name="T2"> created from the values of the given </text:span><text:span text:style-name="Source_20_Text"><text:span text:style-name="T2">dictionary</text:span></text:span><text:span text:style-name="T2">. Call the function and print all values from the returned set.</text:span></text:p>
        </text:list-item>
      </text:list>
      <text:p text:style-name="P14"><text:span text:style-name="T8">dic</text:span><text:span text:style-name="T12"> </text:span><text:span text:style-name="T15">=</text:span><text:span text:style-name="T12"> {</text:span><text:span text:style-name="T18">"first_name"</text:span><text:span text:style-name="T12">:</text:span><text:span text:style-name="T18">"Peter"</text:span><text:span text:style-name="T12">,</text:span></text:p>
      <text:p text:style-name="P14"><text:span text:style-name="T10">        </text:span><text:span text:style-name="T17">"last_name"</text:span><text:span text:style-name="T10">:</text:span><text:span text:style-name="T17">"File"</text:span><text:span text:style-name="T10">,}</text:span></text:p>
      <text:p text:style-name="P24"/>
      <text:p text:style-name="P14"><text:span text:style-name="T25">def</text:span><text:span text:style-name="T10"> </text:span><text:span text:style-name="T20">argument</text:span><text:span text:style-name="T10">(</text:span><text:span text:style-name="T6">dictionary</text:span><text:span text:style-name="T10">):</text:span></text:p>
      <text:p text:style-name="P14"><text:span text:style-name="T10">    </text:span><text:span text:style-name="T20">print</text:span><text:span text:style-name="T10">(</text:span><text:span text:style-name="T29">set</text:span><text:span text:style-name="T10">(</text:span><text:span text:style-name="T6">dictionary</text:span><text:span text:style-name="T10">.values()))</text:span></text:p>
      <text:p text:style-name="P32">    </text:p>
      <text:p text:style-name="P14"><text:span text:style-name="T20">argument</text:span><text:span text:style-name="T10">(</text:span><text:span text:style-name="T6">dic</text:span><text:span text:style-name="T10">)</text:span></text:p>
      <text:p text:style-name="P27"><text:span text:style-name="T2"/></text:p>
      <text:list text:continue-numbering="true" text:style-name="L6">
        <text:list-item>
          <text:p text:style-name="P82"><text:span text:style-name="T2">Create a </text:span><text:span text:style-name="Source_20_Text"><text:span text:style-name="T2">set</text:span></text:span><text:span text:style-name="T2"> containing 5 letters </text:span><text:span text:style-name="Source_20_Text"><text:span text:style-name="T2">x,y,q,z,u</text:span></text:span><text:span text:style-name="T2">. Ask the user the input a letter. Check with </text:span><text:span text:style-name="Source_20_Text"><text:span text:style-name="T2">if</text:span></text:span><text:span text:style-name="T2"> statement if the given letter is inside the </text:span><text:span text:style-name="Source_20_Text"><text:span text:style-name="T2">set</text:span></text:span><text:span text:style-name="T2">, print </text:span><text:span text:style-name="Source_20_Text"><text:span text:style-name="T2">yes</text:span></text:span><text:span text:style-name="T2"> or </text:span><text:span text:style-name="Source_20_Text"><text:span text:style-name="T2">no</text:span></text:span><text:span text:style-name="T2">.</text:span></text:p>
        </text:list-item>
      </text:list>
      <text:p text:style-name="P14"><text:span text:style-name="T8">letters</text:span><text:span text:style-name="T12"> </text:span><text:span text:style-name="T15">=</text:span><text:span text:style-name="T12"> {</text:span><text:span text:style-name="T18">"x"</text:span><text:span text:style-name="T12">,</text:span><text:span text:style-name="T18">"y"</text:span><text:span text:style-name="T12">,</text:span><text:span text:style-name="T18">"q"</text:span><text:span text:style-name="T12">,</text:span><text:span text:style-name="T18">"z"</text:span><text:span text:style-name="T12">,</text:span><text:span text:style-name="T18">"u"</text:span><text:span text:style-name="T12">}</text:span></text:p>
      <text:p text:style-name="P14"><text:span text:style-name="T6">user</text:span><text:span text:style-name="T10"> </text:span><text:span text:style-name="T14">=</text:span><text:span text:style-name="T10"> </text:span><text:span text:style-name="T20">input</text:span><text:span text:style-name="T10">(</text:span><text:span text:style-name="T17">"Letter: "</text:span><text:span text:style-name="T10">).</text:span><text:span text:style-name="T20">lower</text:span><text:span text:style-name="T10">()</text:span></text:p>
      <text:p text:style-name="P14"><text:span text:style-name="T27">if</text:span><text:span text:style-name="T10"> </text:span><text:span text:style-name="T6">user</text:span><text:span text:style-name="T10"> </text:span><text:span text:style-name="T25">in</text:span><text:span text:style-name="T10"> </text:span><text:span text:style-name="T6">letters</text:span><text:span text:style-name="T10">:</text:span></text:p>
      <text:p text:style-name="P14"><text:span text:style-name="T10">    </text:span><text:span text:style-name="T20">print</text:span><text:span text:style-name="T10">(</text:span><text:span text:style-name="T17">"Yes"</text:span><text:span text:style-name="T10">)</text:span></text:p>
      <text:p text:style-name="P14"><text:span text:style-name="T27">else</text:span><text:span text:style-name="T10">:</text:span></text:p>
      <text:p text:style-name="P14"><text:span text:style-name="T10">    </text:span><text:span text:style-name="T20">print</text:span><text:span text:style-name="T10">(</text:span><text:span text:style-name="T17">"No"</text:span><text:span text:style-name="T10">)</text:span></text:p>
      <text:p text:style-name="Text_20_body"><text:span text:style-name="T2"/></text:p>
      <text:h text:style-name="P1" text:outline-level="2">Learning Activities:</text:h>
      <text:h text:style-name="P5" text:outline-level="3"><text:bookmark text:name="user-content-learning-activities"/>Code Analysis</text:h>
      <text:list text:style-name="L7">
        <text:list-item>
          <text:p text:style-name="P86"><text:bookmark text:name="user-content-code-analysis"/>Analyze the given code below without executing it. What will be the result of the program? </text:p>
        </text:list-item>
      </text:list>
      <text:p text:style-name="Preformatted_20_Text">def do_something(*args, **kwargs):</text:p>
      <text:p text:style-name="Preformatted_20_Text"><text:s text:c="3"/>for i in args:</text:p>
      <text:p text:style-name="Preformatted_20_Text"><text:s text:c="7"/>for key, value in kwargs.items():</text:p>
      <text:p text:style-name="Preformatted_20_Text"><text:s text:c="11"/>if i == key:</text:p>
      <text:p text:style-name="Preformatted_20_Text"><text:s text:c="15"/>print(value)</text:p>
      <text:p text:style-name="Preformatted_20_Text">#</text:p>
      <text:p text:style-name="Preformatted_20_Text">#</text:p>
      <text:p text:style-name="P13">do_something("a", "z", "d", "b", a=1, b=2, c=3, d=4)</text:p>
      <text:p text:style-name="P36">I thought it was going to print “a1”, “z2”, etc..</text:p>
      <text:list text:style-name="L8">
        <text:list-item>
          <text:p text:style-name="P87">Analyze the given code below without executing it. What will be the result of the program? </text:p>
        </text:list-item>
      </text:list>
      <text:p text:style-name="Preformatted_20_Text">sfind = set('orihme')</text:p>
      <text:p text:style-name="Preformatted_20_Text">schar = set('ichgo')</text:p>
      <text:p text:style-name="Preformatted_20_Text">print("Step 1:")</text:p>
      <text:p text:style-name="Preformatted_20_Text">for i in sfind:</text:p>
      <text:p text:style-name="Preformatted_20_Text"><text:s text:c="3"/>if i in schar:</text:p>
      <text:p text:style-name="Preformatted_20_Text"><text:s text:c="7"/>print(i)</text:p>
      <text:p text:style-name="Preformatted_20_Text">#</text:p>
      <text:p text:style-name="Preformatted_20_Text">print("Step 2:")</text:p>
      <text:p text:style-name="Preformatted_20_Text">schar.update(sfind)</text:p>
      <text:p text:style-name="Preformatted_20_Text">for i in schar:</text:p>
      <text:p text:style-name="P13"><text:s text:c="3"/>print(i)</text:p>
      <text:p text:style-name="P36">I donno</text:p>
      <text:list text:style-name="L9">
        <text:list-item>
          <text:p text:style-name="P88">Given the following code below. Explain in your own words what happens in this code. What are the keys in the dictionary? </text:p>
        </text:list-item>
      </text:list>
      <text:p text:style-name="Preformatted_20_Text">import random</text:p>
      <text:p text:style-name="Preformatted_20_Text">rdic = {}</text:p>
      <text:p text:style-name="Preformatted_20_Text">for i in range(0,10):</text:p>
      <text:p text:style-name="Preformatted_20_Text"><text:s text:c="3"/>rdic[i] = random.randint(0,100)</text:p>
      <text:p text:style-name="Preformatted_20_Text">for item in rdic.values():</text:p>
      <text:p text:style-name="P13"><text:s text:c="3"/>print(item)</text:p>
      <text:p text:style-name="P36">It’s gonna print random numbers 9 times?</text:p>
      <text:h text:style-name="P2" text:outline-level="3">Supporting Topics</text:h>
      <text:h text:style-name="P6" text:outline-level="4"><text:bookmark text:name="user-content-supporting-topics"/>Debugging</text:h>
      <text:h text:style-name="P7" text:outline-level="5"><text:bookmark text:name="user-content-debugging"/>Introduction</text:h>
      <text:p text:style-name="P11"><text:bookmark text:name="user-content-introduction"/>Debugging is an essential process in software development that involves identifying, analyzing, and resolving issues or bugs within a program's code. It is a systematic approach to troubleshooting and improving the functionality and performance of software. Debugging typically involves identifying the root cause of a problem, using techniques such as step-by-step code execution, examining variable values, and analyzing error messages. By pinpointing and resolving issues, debugging helps ensure that software operates correctly, meets user requirements, and delivers a reliable and efficient user experience. Effective debugging skills are valuable for developers in maintaining and enhancing the quality of software systems.</text:p>
      <text:h text:style-name="P12" text:outline-level="5">Activity</text:h>
      <text:p text:style-name="P11"><text:bookmark text:name="user-content-activity"/>Use the following code and debugging of your IDE and find the bug(s). Before you start with searching the bug, within your IDE you need to learn:</text:p>
      <text:list text:style-name="L10">
        <text:list-item>
          <text:p text:style-name="P90">how to add / remove a breakpoint. </text:p>
        </text:list-item>
        <text:list-item>
          <text:p text:style-name="P90">how to see values of the variables. </text:p>
        </text:list-item>
        <text:list-item>
          <text:p text:style-name="P90">how to execute one statement at a time. </text:p>
        </text:list-item>
        <text:list-item>
          <text:p text:style-name="P90">how to execute several statements. </text:p>
        </text:list-item>
        <text:list-item>
          <text:p text:style-name="P89">how to enter into a function. </text:p>
        </text:list-item>
      </text:list>
      <text:p text:style-name="Preformatted_20_Text"/>
      <text:p text:style-name="P4">contacts = []</text:p>
      <text:p text:style-name="Preformatted_20_Text"/>
      <text:p text:style-name="Preformatted_20_Text">def add_contact(name, phone_numbers, email):</text:p>
      <text:p text:style-name="Preformatted_20_Text"><text:s text:c="4"/>contact = {</text:p>
      <text:p text:style-name="Preformatted_20_Text"><text:s text:c="8"/>'name': name,</text:p>
      <text:p text:style-name="Preformatted_20_Text"><text:s text:c="8"/>'phone_numbers': phone_numbers,</text:p>
      <text:p text:style-name="Preformatted_20_Text"><text:s text:c="8"/>'email': email</text:p>
      <text:p text:style-name="Preformatted_20_Text"><text:s text:c="4"/>}</text:p>
      <text:p text:style-name="Preformatted_20_Text"><text:s text:c="4"/>contacts.append(contact)</text:p>
      <text:p text:style-name="Preformatted_20_Text"/>
      <text:p text:style-name="Preformatted_20_Text">def search_contacts(keyword):</text:p>
      <text:p text:style-name="Preformatted_20_Text"><text:s text:c="4"/>return list(filter(lambda c: keyword.lower() in c['email'].lower(), contacts))</text:p>
      <text:p text:style-name="Preformatted_20_Text"/>
      <text:p text:style-name="Preformatted_20_Text">def delete_contact(name):</text:p>
      <text:p text:style-name="Preformatted_20_Text"><text:s text:c="4"/>for contact in contacts:</text:p>
      <text:p text:style-name="Preformatted_20_Text"><text:s text:c="8"/>if contact['name'].lower() == name.lower():</text:p>
      <text:p text:style-name="Preformatted_20_Text"><text:s text:c="12"/>contacts.remove(contact)</text:p>
      <text:p text:style-name="Preformatted_20_Text"/>
      <text:p text:style-name="Preformatted_20_Text">def update_contact(name, phone_numbers, email):</text:p>
      <text:p text:style-name="Preformatted_20_Text"><text:s text:c="4"/>for contact in contacts:</text:p>
      <text:p text:style-name="Preformatted_20_Text"><text:s text:c="8"/>if contact['name'].lower() == name.lower():</text:p>
      <text:p text:style-name="Preformatted_20_Text"><text:s text:c="12"/>contact['phone_numbers'] = name</text:p>
      <text:p text:style-name="Preformatted_20_Text"><text:s text:c="12"/>contact['email'] = email</text:p>
      <text:p text:style-name="Preformatted_20_Text"><text:s text:c="12"/>break</text:p>
      <text:p text:style-name="Preformatted_20_Text"/>
      <text:p text:style-name="Preformatted_20_Text">def main():</text:p>
      <text:p text:style-name="Preformatted_20_Text"><text:s text:c="4"/>add_contact("John Doe", ["1234567890", "9876543210"], "john@example.com")</text:p>
      <text:p text:style-name="Preformatted_20_Text"><text:s text:c="4"/>add_contact("Jane Smith", ["5555555555"], "jane@example.com")</text:p>
      <text:p text:style-name="Preformatted_20_Text"><text:s text:c="4"/>add_contact("Bob Johnson", ["1111111111", "2222222222", "3333333333"], "bob@example.com")</text:p>
      <text:p text:style-name="Preformatted_20_Text"/>
      <text:p text:style-name="Preformatted_20_Text"><text:s text:c="4"/>search_term = input("Enter a name to search: ")</text:p>
      <text:p text:style-name="Preformatted_20_Text"><text:s text:c="4"/>search_results = search_contacts(search_term)</text:p>
      <text:p text:style-name="Preformatted_20_Text"/>
      <text:p text:style-name="Preformatted_20_Text"><text:s text:c="4"/>if search_results:</text:p>
      <text:p text:style-name="Preformatted_20_Text"><text:s text:c="8"/>print("Search Results:")</text:p>
      <text:p text:style-name="Preformatted_20_Text"><text:s text:c="8"/>for contact in search_results:</text:p>
      <text:p text:style-name="Preformatted_20_Text"><text:s text:c="12"/>print(f"Name: {contact['name']}")</text:p>
      <text:p text:style-name="Preformatted_20_Text"><text:s text:c="12"/>print("Phone Numbers:", ', '.join(contact['phone_numbers']))</text:p>
      <text:p text:style-name="Preformatted_20_Text"><text:s text:c="12"/>print(f"Email: {contact['email']}")</text:p>
      <text:p text:style-name="Preformatted_20_Text"><text:s text:c="4"/>else:</text:p>
      <text:p text:style-name="Preformatted_20_Text"><text:s text:c="8"/>print("No matching contacts found.")</text:p>
      <text:p text:style-name="Preformatted_20_Text"/>
      <text:p text:style-name="Preformatted_20_Text"><text:s text:c="4"/>contact_name = input("Enter the name of the contact to delete: ")</text:p>
      <text:p text:style-name="Preformatted_20_Text"><text:s text:c="4"/>delete_contact(contact_name)</text:p>
      <text:p text:style-name="Preformatted_20_Text"><text:s text:c="4"/>print("Contact deleted successfully.")</text:p>
      <text:p text:style-name="Preformatted_20_Text"/>
      <text:p text:style-name="Preformatted_20_Text"><text:s text:c="4"/>update_name = input("Enter the name of the contact to update: ")</text:p>
      <text:p text:style-name="Preformatted_20_Text"><text:s text:c="4"/>update_phone_numbers = input("Enter the new phone numbers (separated by commas): ").split(".")</text:p>
      <text:p text:style-name="Preformatted_20_Text"><text:s text:c="4"/>update_email = input("Enter the new email address: ")</text:p>
      <text:p text:style-name="Preformatted_20_Text"><text:s text:c="4"/>update_contact(update_name, update_phone_numbers, update_email)</text:p>
      <text:p text:style-name="Preformatted_20_Text"><text:s text:c="4"/>print("Contact updated successfully.")</text:p>
      <text:p text:style-name="Preformatted_20_Text"/>
      <text:p text:style-name="P13">main()</text:p>
      <text:p text:style-name="P48"><text:span text:style-name="T6">contacts</text:span><text:span text:style-name="T10"> </text:span><text:span text:style-name="T14">=</text:span><text:span text:style-name="T10"> []</text:span></text:p>
      <text:p text:style-name="P49"><text:span text:style-name="T25">def</text:span><text:span text:style-name="T10"> </text:span><text:span text:style-name="T20">add_contact</text:span><text:span text:style-name="T10">(</text:span><text:span text:style-name="T6">name</text:span><text:span text:style-name="T10">, </text:span><text:span text:style-name="T6">phone_numbers</text:span><text:span text:style-name="T10">, </text:span><text:span text:style-name="T6">email</text:span><text:span text:style-name="T10">):</text:span></text:p>
      <text:p text:style-name="P46"><text:span text:style-name="T10">    </text:span><text:span text:style-name="T6">contact</text:span><text:span text:style-name="T10"> </text:span><text:span text:style-name="T14">=</text:span><text:span text:style-name="T10"> {</text:span><text:span text:style-name="T17">"name"</text:span><text:span text:style-name="T10">: </text:span><text:span text:style-name="T6">name</text:span><text:span text:style-name="T10">, </text:span><text:span text:style-name="T17">"phone_numbers"</text:span><text:span text:style-name="T10">: </text:span><text:span text:style-name="T6">phone_numbers</text:span><text:span text:style-name="T10">, </text:span><text:span text:style-name="T17">"email"</text:span><text:span text:style-name="T10">: </text:span><text:span text:style-name="T6">email</text:span><text:span text:style-name="T10">}</text:span></text:p>
      <text:p text:style-name="P46"><text:span text:style-name="T10">    </text:span><text:span text:style-name="T6">contacts</text:span><text:span text:style-name="T10">.</text:span><text:span text:style-name="T20">append</text:span><text:span text:style-name="T10">(</text:span><text:span text:style-name="T6">contact</text:span><text:span text:style-name="T10">)</text:span></text:p>
      <text:p text:style-name="P47"/>
      <text:p text:style-name="P43"># The "email" has to be changed to "name"</text:p>
      <text:p text:style-name="P46"><text:span text:style-name="T25">def</text:span><text:span text:style-name="T10"> </text:span><text:span text:style-name="T20">search_contacts</text:span><text:span text:style-name="T10">(</text:span><text:span text:style-name="T6">keyword</text:span><text:span text:style-name="T10">):</text:span></text:p>
      <text:p text:style-name="P46"><text:span text:style-name="T10">    </text:span><text:span text:style-name="T27">return</text:span><text:span text:style-name="T10"> </text:span><text:span text:style-name="T29">list</text:span><text:span text:style-name="T10">(</text:span><text:span text:style-name="T29">filter</text:span><text:span text:style-name="T10">(</text:span><text:span text:style-name="T25">lambda</text:span><text:span text:style-name="T10"> </text:span><text:span text:style-name="T6">c</text:span><text:span text:style-name="T10">: </text:span><text:span text:style-name="T6">keyword</text:span><text:span text:style-name="T10">.lower() </text:span><text:span text:style-name="T27">in</text:span><text:span text:style-name="T10"> </text:span><text:span text:style-name="T6">c</text:span><text:span text:style-name="T10">[</text:span><text:span text:style-name="T17">"name"</text:span><text:span text:style-name="T10">].lower(), </text:span><text:span text:style-name="T6">contacts</text:span><text:span text:style-name="T10">))</text:span></text:p>
      <text:p text:style-name="P45"/>
      <text:p text:style-name="P46"><text:span text:style-name="T25">def</text:span><text:span text:style-name="T10"> </text:span><text:span text:style-name="T20">delete_contact</text:span><text:span text:style-name="T10">(</text:span><text:span text:style-name="T6">name</text:span><text:span text:style-name="T10">):</text:span></text:p>
      <text:p text:style-name="P46"><text:span text:style-name="T10">    </text:span><text:span text:style-name="T27">for</text:span><text:span text:style-name="T10"> </text:span><text:span text:style-name="T6">contact</text:span><text:span text:style-name="T10"> </text:span><text:span text:style-name="T27">in</text:span><text:span text:style-name="T10"> </text:span><text:span text:style-name="T6">contacts</text:span><text:span text:style-name="T10">:</text:span></text:p>
      <text:p text:style-name="P46"><text:span text:style-name="T10">        </text:span><text:span text:style-name="T27">if</text:span><text:span text:style-name="T10"> </text:span><text:span text:style-name="T6">contact</text:span><text:span text:style-name="T10">[</text:span><text:span text:style-name="T17">"name"</text:span><text:span text:style-name="T10">].lower() </text:span><text:span text:style-name="T14">==</text:span><text:span text:style-name="T10"> </text:span><text:span text:style-name="T6">name</text:span><text:span text:style-name="T10">.lower():</text:span></text:p>
      <text:p text:style-name="P46"><text:span text:style-name="T10">            </text:span><text:span text:style-name="T6">contacts</text:span><text:span text:style-name="T10">.</text:span><text:span text:style-name="T20">remove</text:span><text:span text:style-name="T10">(</text:span><text:span text:style-name="T6">contact</text:span><text:span text:style-name="T10">)</text:span></text:p>
      <text:p text:style-name="P45"/>
      <text:p text:style-name="P46"><text:span text:style-name="T25">def</text:span><text:span text:style-name="T10"> </text:span><text:span text:style-name="T20">update_contact</text:span><text:span text:style-name="T10">(</text:span><text:span text:style-name="T6">name</text:span><text:span text:style-name="T10">, </text:span><text:span text:style-name="T6">phone_numbers</text:span><text:span text:style-name="T10">, </text:span><text:span text:style-name="T6">email</text:span><text:span text:style-name="T10">):</text:span></text:p>
      <text:p text:style-name="P46"><text:span text:style-name="T10">    </text:span><text:span text:style-name="T27">for</text:span><text:span text:style-name="T10"> </text:span><text:span text:style-name="T6">contact</text:span><text:span text:style-name="T10"> </text:span><text:span text:style-name="T27">in</text:span><text:span text:style-name="T10"> </text:span><text:span text:style-name="T6">contacts</text:span><text:span text:style-name="T10">:</text:span></text:p>
      <text:p text:style-name="P46"><text:span text:style-name="T10">        </text:span><text:span text:style-name="T27">if</text:span><text:span text:style-name="T10"> </text:span><text:span text:style-name="T6">contact</text:span><text:span text:style-name="T10">[</text:span><text:span text:style-name="T17">"name"</text:span><text:span text:style-name="T10">].lower() </text:span><text:span text:style-name="T14">==</text:span><text:span text:style-name="T10"> </text:span><text:span text:style-name="T6">name</text:span><text:span text:style-name="T10">.lower():</text:span></text:p>
      <text:p text:style-name="P46"><text:span text:style-name="T10">            </text:span><text:span text:style-name="T6">contact</text:span><text:span text:style-name="T10">[</text:span><text:span text:style-name="T17">"phone_numbers"</text:span><text:span text:style-name="T10">] </text:span><text:span text:style-name="T14">=</text:span><text:span text:style-name="T10"> </text:span><text:span text:style-name="T6">name</text:span></text:p>
      <text:p text:style-name="P46"><text:span text:style-name="T10">            </text:span><text:span text:style-name="T6">contact</text:span><text:span text:style-name="T10">[</text:span><text:span text:style-name="T17">"email"</text:span><text:span text:style-name="T10">] </text:span><text:span text:style-name="T14">=</text:span><text:span text:style-name="T10"> </text:span><text:span text:style-name="T6">email</text:span></text:p>
      <text:p text:style-name="P46"><text:span text:style-name="T10">            </text:span><text:span text:style-name="T27">break</text:span></text:p>
      <text:p text:style-name="P47"/>
      <text:p text:style-name="P43"># None of the contacts are found</text:p>
      <text:p text:style-name="P46"><text:span text:style-name="T25">def</text:span><text:span text:style-name="T10"> </text:span><text:span text:style-name="T20">main</text:span><text:span text:style-name="T10">():</text:span></text:p>
      <text:p text:style-name="P46"><text:span text:style-name="T10">    </text:span><text:span text:style-name="T20">add_contact</text:span><text:span text:style-name="T10">(</text:span><text:span text:style-name="T17">"John Doe"</text:span><text:span text:style-name="T10">, [</text:span><text:span text:style-name="T17">"1234567890"</text:span><text:span text:style-name="T10">, </text:span><text:span text:style-name="T17">"9876543210"</text:span><text:span text:style-name="T10">], </text:span><text:span text:style-name="T17">"john@example.com"</text:span><text:span text:style-name="T10">)</text:span></text:p>
      <text:p text:style-name="P46"><text:span text:style-name="T10">    </text:span><text:span text:style-name="T20">add_contact</text:span><text:span text:style-name="T10">(</text:span><text:span text:style-name="T17">"Jane Smith"</text:span><text:span text:style-name="T10">, [</text:span><text:span text:style-name="T17">"5555555555"</text:span><text:span text:style-name="T10">], </text:span><text:span text:style-name="T17">"jane@example.com"</text:span><text:span text:style-name="T10">)</text:span></text:p>
      <text:p text:style-name="P46"><text:span text:style-name="T10">    </text:span><text:span text:style-name="T20">add_contact</text:span><text:span text:style-name="T10">(</text:span></text:p>
      <text:p text:style-name="P46"><text:span text:style-name="T10">        </text:span><text:span text:style-name="T17">"Bob Johnson"</text:span><text:span text:style-name="T10">, [</text:span><text:span text:style-name="T17">"1111111111"</text:span><text:span text:style-name="T10">, </text:span><text:span text:style-name="T17">"2222222222"</text:span><text:span text:style-name="T10">, </text:span><text:span text:style-name="T17">"3333333333"</text:span><text:span text:style-name="T10">], </text:span><text:span text:style-name="T17">"bob@example.com"</text:span></text:p>
      <text:p text:style-name="P44">    )</text:p>
      <text:p text:style-name="P47"/>
      <text:p text:style-name="P46"><text:span text:style-name="T10">    </text:span><text:span text:style-name="T6">search_term</text:span><text:span text:style-name="T10"> </text:span><text:span text:style-name="T14">=</text:span><text:span text:style-name="T10"> </text:span><text:span text:style-name="T20">input</text:span><text:span text:style-name="T10">(</text:span><text:span text:style-name="T17">"Enter a name to search: "</text:span><text:span text:style-name="T10">)</text:span></text:p>
      <text:p text:style-name="P46"><text:span text:style-name="T10">    </text:span><text:span text:style-name="T6">search_results</text:span><text:span text:style-name="T10"> </text:span><text:span text:style-name="T14">=</text:span><text:span text:style-name="T10"> </text:span><text:span text:style-name="T20">search_contacts</text:span><text:span text:style-name="T10">(</text:span><text:span text:style-name="T6">search_term</text:span><text:span text:style-name="T10">)</text:span></text:p>
      <text:p text:style-name="P47"/>
      <text:p text:style-name="P46"><text:span text:style-name="T10">    </text:span><text:span text:style-name="T27">if</text:span><text:span text:style-name="T10"> </text:span><text:span text:style-name="T6">search_results</text:span><text:span text:style-name="T10">:</text:span></text:p>
      <text:p text:style-name="P46"><text:span text:style-name="T10">        </text:span><text:span text:style-name="T20">print</text:span><text:span text:style-name="T10">(</text:span><text:span text:style-name="T17">"Search Results:"</text:span><text:span text:style-name="T10">)</text:span></text:p>
      <text:p text:style-name="P46"><text:span text:style-name="T10">        </text:span><text:span text:style-name="T27">for</text:span><text:span text:style-name="T10"> </text:span><text:span text:style-name="T6">contact</text:span><text:span text:style-name="T10"> </text:span><text:span text:style-name="T27">in</text:span><text:span text:style-name="T10"> </text:span><text:span text:style-name="T6">search_results</text:span><text:span text:style-name="T10">:</text:span></text:p>
      <text:p text:style-name="P46"><text:span text:style-name="T10">            </text:span><text:span text:style-name="T20">print</text:span><text:span text:style-name="T10">(</text:span><text:span text:style-name="T25">f</text:span><text:span text:style-name="T17">"Name: </text:span><text:span text:style-name="T25">{</text:span><text:span text:style-name="T6">contact</text:span><text:span text:style-name="T10">[</text:span><text:span text:style-name="T17">'name'</text:span><text:span text:style-name="T10">]</text:span><text:span text:style-name="T25">}</text:span><text:span text:style-name="T17">"</text:span><text:span text:style-name="T10">)</text:span></text:p>
      <text:p text:style-name="P46"><text:span text:style-name="T10">            </text:span><text:span text:style-name="T20">print</text:span><text:span text:style-name="T10">(</text:span><text:span text:style-name="T17">"Phone Numbers:"</text:span><text:span text:style-name="T10">, </text:span><text:span text:style-name="T17">", "</text:span><text:span text:style-name="T10">.</text:span><text:span text:style-name="T20">join</text:span><text:span text:style-name="T10">(</text:span><text:span text:style-name="T6">contact</text:span><text:span text:style-name="T10">[</text:span><text:span text:style-name="T17">"phone_numbers"</text:span><text:span text:style-name="T10">]))</text:span></text:p>
      <text:p text:style-name="P46"><text:span text:style-name="T10">            </text:span><text:span text:style-name="T20">print</text:span><text:span text:style-name="T10">(</text:span><text:span text:style-name="T25">f</text:span><text:span text:style-name="T17">"Email: </text:span><text:span text:style-name="T25">{</text:span><text:span text:style-name="T6">contact</text:span><text:span text:style-name="T10">[</text:span><text:span text:style-name="T17">'email'</text:span><text:span text:style-name="T10">]</text:span><text:span text:style-name="T25">}</text:span><text:span text:style-name="T17">"</text:span><text:span text:style-name="T10">)</text:span></text:p>
      <text:p text:style-name="P46"><text:span text:style-name="T10">    </text:span><text:span text:style-name="T27">else</text:span><text:span text:style-name="T10">:</text:span></text:p>
      <text:p text:style-name="P46"><text:span text:style-name="T10">        </text:span><text:span text:style-name="T20">print</text:span><text:span text:style-name="T10">(</text:span><text:span text:style-name="T17">"No matching contacts found."</text:span><text:span text:style-name="T10">)</text:span></text:p>
      <text:p text:style-name="P47"/>
      <text:p text:style-name="P46"><text:span text:style-name="T10">    </text:span><text:span text:style-name="T6">contact_name</text:span><text:span text:style-name="T10"> </text:span><text:span text:style-name="T14">=</text:span><text:span text:style-name="T10"> </text:span><text:span text:style-name="T20">input</text:span><text:span text:style-name="T10">(</text:span><text:span text:style-name="T17">"Enter the name of the contact to delete: "</text:span><text:span text:style-name="T10">)</text:span></text:p>
      <text:p text:style-name="P46"><text:span text:style-name="T10">    </text:span><text:span text:style-name="T20">delete_contact</text:span><text:span text:style-name="T10">(</text:span><text:span text:style-name="T6">contact_name</text:span><text:span text:style-name="T10">)</text:span></text:p>
      <text:p text:style-name="P46"><text:span text:style-name="T10">    </text:span><text:span text:style-name="T20">print</text:span><text:span text:style-name="T10">(</text:span><text:span text:style-name="T17">"Contact deleted successfully."</text:span><text:span text:style-name="T10">)</text:span></text:p>
      <text:p text:style-name="P47"/>
      <text:p text:style-name="P46"><text:span text:style-name="T10">    </text:span><text:span text:style-name="T6">update_name</text:span><text:span text:style-name="T10"> </text:span><text:span text:style-name="T14">=</text:span><text:span text:style-name="T10"> </text:span><text:span text:style-name="T20">input</text:span><text:span text:style-name="T10">(</text:span><text:span text:style-name="T17">"Enter the name of the contact to update: "</text:span><text:span text:style-name="T10">)</text:span></text:p>
      <text:p text:style-name="P46"><text:span text:style-name="T10">    </text:span><text:span text:style-name="T6">update_phone_numbers</text:span><text:span text:style-name="T10"> </text:span><text:span text:style-name="T14">=</text:span><text:span text:style-name="T10"> </text:span><text:span text:style-name="T20">input</text:span><text:span text:style-name="T10">(</text:span></text:p>
      <text:p text:style-name="P46"><text:span text:style-name="T10">        </text:span><text:span text:style-name="T17">"Enter the new phone numbers (separated by commas): "</text:span></text:p>
      <text:p text:style-name="P46"><text:span text:style-name="T10">    ).</text:span><text:span text:style-name="T20">split</text:span><text:span text:style-name="T10">(</text:span><text:span text:style-name="T17">"."</text:span><text:span text:style-name="T10">)</text:span></text:p>
      <text:p text:style-name="P46"><text:span text:style-name="T10">    </text:span><text:span text:style-name="T6">update_email</text:span><text:span text:style-name="T10"> </text:span><text:span text:style-name="T14">=</text:span><text:span text:style-name="T10"> </text:span><text:span text:style-name="T20">input</text:span><text:span text:style-name="T10">(</text:span><text:span text:style-name="T17">"Enter the new email address: "</text:span><text:span text:style-name="T10">)</text:span></text:p>
      <text:p text:style-name="P46"><text:span text:style-name="T10">    </text:span><text:span text:style-name="T20">update_contact</text:span><text:span text:style-name="T10">(</text:span><text:span text:style-name="T6">update_name</text:span><text:span text:style-name="T10">, </text:span><text:span text:style-name="T6">update_phone_numbers</text:span><text:span text:style-name="T10">, </text:span><text:span text:style-name="T6">update_email</text:span><text:span text:style-name="T10">)</text:span></text:p>
      <text:p text:style-name="P46"><text:span text:style-name="T10">    </text:span><text:span text:style-name="T20">print</text:span><text:span text:style-name="T10">(</text:span><text:span text:style-name="T17">"Contact updated successfully."</text:span><text:span text:style-name="T10">)</text:span></text:p>
      <text:p text:style-name="P45"/>
      <text:p text:style-name="P46"><text:span text:style-name="T20">main</text:span><text:span text:style-name="T10">()</text:span></text:p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2:41:27.930000000</meta:creation-date>
    <dc:date>2024-03-20T22:45:14.151000000</dc:date>
    <meta:editing-duration>PT27M32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11" meta:paragraph-count="308" meta:word-count="2062" meta:character-count="14464" meta:non-whitespace-character-count="12029"/>
  </office:meta>
</office:document-meta>
</file>